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">
            <text:p>5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9">
            <text:p>5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">
            <text:p>18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930">
            <text:p>493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703">
            <text:p>570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392">
            <text:p>103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8">
            <text:p>2020-11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6 - 0.95)">
            <text:p>(0.56 - 0.9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">
            <text:p>0.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6.25">
            <text:p>286.25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2827076222981">
            <text:p>0.1628270762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2185957401303">
            <text:p>1.62185957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59481603006915">
            <text:p>4.594816030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0.25">
            <text:p>150.2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88300104931794">
            <text:p>0.0788300105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808481101266">
            <text:p>1.288084811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13512645804683">
            <text:p>9.13512645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2.125">
            <text:p>52.12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8390522875817">
            <text:p>0.0283905229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10094663277212">
            <text:p>1.1009466328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4.7596946587653">
            <text:p>24.759694658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5.875">
            <text:p>165.875</text:p>
          </table:table-cell>
          <table:table-cell office:value-type="float" office:value="74.375">
            <text:p>74.375</text:p>
          </table:table-cell>
          <table:table-cell office:value-type="float" office:value="0.202430555555556">
            <text:p>0.2024305556</text:p>
          </table:table-cell>
          <table:table-cell office:value-type="float" office:value="0.172786458333333">
            <text:p>0.1727864583</text:p>
          </table:table-cell>
          <table:table-cell office:value-type="float" office:value="0.034560873605948">
            <text:p>0.0345608736</text:p>
          </table:table-cell>
          <table:table-cell office:value-type="float" office:value="1.78882407889661">
            <text:p>1.7888240789</text:p>
          </table:table-cell>
          <table:table-cell office:value-type="float" office:value="1.66326871812609">
            <text:p>1.6632687181</text:p>
          </table:table-cell>
          <table:table-cell office:value-type="float" office:value="1.12330418743025">
            <text:p>1.1233041874</text:p>
          </table:table-cell>
          <table:table-cell office:value-type="float" office:value="3.76005472661141">
            <text:p>3.7600547266</text:p>
          </table:table-cell>
          <table:table-cell office:value-type="float" office:value="4.34895396936952">
            <text:p>4.3489539694</text:p>
          </table:table-cell>
          <table:table-cell office:value-type="float" office:value="20.4004460957941">
            <text:p>20.400446095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87">
            <text:p>2887</text:p>
          </table:table-cell>
          <table:table-cell office:value-type="float" office:value="91.625">
            <text:p>91.625</text:p>
          </table:table-cell>
          <table:table-cell office:value-type="float" office:value="98.375">
            <text:p>98.375</text:p>
          </table:table-cell>
          <table:table-cell office:value-type="float" office:value="34.875">
            <text:p>34.875</text:p>
          </table:table-cell>
          <table:table-cell office:value-type="float" office:value="0.24630376344086">
            <text:p>0.2463037634</text:p>
          </table:table-cell>
          <table:table-cell office:value-type="float" office:value="0.0835101867572156">
            <text:p>0.0835101868</text:p>
          </table:table-cell>
          <table:table-cell office:value-type="float" office:value="0.012080013855213">
            <text:p>0.0120800139</text:p>
          </table:table-cell>
          <table:table-cell office:value-type="float" office:value="1.98096763805787">
            <text:p>1.9809676381</text:p>
          </table:table-cell>
          <table:table-cell office:value-type="float" office:value="1.30595459818302">
            <text:p>1.3059545982</text:p>
          </table:table-cell>
          <table:table-cell office:value-type="float" office:value="1.04256606489334">
            <text:p>1.0425660649</text:p>
          </table:table-cell>
          <table:table-cell office:value-type="float" office:value="3.14806209895191">
            <text:p>3.148062099</text:p>
          </table:table-cell>
          <table:table-cell office:value-type="float" office:value="8.64209245467167">
            <text:p>8.6420924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34">
            <text:p>2534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5.625">
            <text:p>185.62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2537490134175">
            <text:p>0.073253749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690570056622">
            <text:p>1.2669057006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80476628635533">
            <text:p>9.804766286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94">
            <text:p>1194</text:p>
          </table:table-cell>
          <table:table-cell office:value-type="float" office:value="2582">
            <text:p>2582</text:p>
          </table:table-cell>
          <table:table-cell office:value-type="float" office:value="70.125">
            <text:p>70.125</text:p>
          </table:table-cell>
          <table:table-cell office:value-type="float" office:value="132.125">
            <text:p>132.125</text:p>
          </table:table-cell>
          <table:table-cell office:value-type="float" office:value="117.125">
            <text:p>117.125</text:p>
          </table:table-cell>
          <table:table-cell office:value-type="float" office:value="0.102822580645161">
            <text:p>0.1028225806</text:p>
          </table:table-cell>
          <table:table-cell office:value-type="float" office:value="0.110657453936348">
            <text:p>0.1106574539</text:p>
          </table:table-cell>
          <table:table-cell office:value-type="float" office:value="0.0453621223857475">
            <text:p>0.0453621224</text:p>
          </table:table-cell>
          <table:table-cell office:value-type="float" office:value="1.3806010991155">
            <text:p>1.3806010991</text:p>
          </table:table-cell>
          <table:table-cell office:value-type="float" office:value="1.4113014301161">
            <text:p>1.4113014301</text:p>
          </table:table-cell>
          <table:table-cell office:value-type="float" office:value="1.1628005637589">
            <text:p>1.1628005638</text:p>
          </table:table-cell>
          <table:table-cell office:value-type="float" office:value="7.0821172426306">
            <text:p>7.0821172426</text:p>
          </table:table-cell>
          <table:table-cell office:value-type="float" office:value="6.60441202150652">
            <text:p>6.6044120215</text:p>
          </table:table-cell>
          <table:table-cell office:value-type="float" office:value="15.6243186829622">
            <text:p>15.62431868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12">
            <text:p>1312</text:p>
          </table:table-cell>
          <table:table-cell office:value-type="float" office:value="2947">
            <text:p>2947</text:p>
          </table:table-cell>
          <table:table-cell office:value-type="float" office:value="16.25">
            <text:p>16.25</text:p>
          </table:table-cell>
          <table:table-cell office:value-type="float" office:value="103.625">
            <text:p>103.625</text:p>
          </table:table-cell>
          <table:table-cell office:value-type="float" office:value="127.25">
            <text:p>127.25</text:p>
          </table:table-cell>
          <table:table-cell office:value-type="float" office:value="0.0230823863636364">
            <text:p>0.0230823864</text:p>
          </table:table-cell>
          <table:table-cell office:value-type="float" office:value="0.0789824695121951">
            <text:p>0.0789824695</text:p>
          </table:table-cell>
          <table:table-cell office:value-type="float" office:value="0.0431795045809298">
            <text:p>0.0431795046</text:p>
          </table:table-cell>
          <table:table-cell office:value-type="float" office:value="1.0818326335308">
            <text:p>1.0818326335</text:p>
          </table:table-cell>
          <table:table-cell office:value-type="float" office:value="1.28866557505356">
            <text:p>1.2886655751</text:p>
          </table:table-cell>
          <table:table-cell office:value-type="float" office:value="1.15478262648033">
            <text:p>1.1547826265</text:p>
          </table:table-cell>
          <table:table-cell office:value-type="float" office:value="30.3745240882156">
            <text:p>30.3745240882</text:p>
          </table:table-cell>
          <table:table-cell office:value-type="float" office:value="9.11814538882982">
            <text:p>9.1181453888</text:p>
          </table:table-cell>
          <table:table-cell office:value-type="float" office:value="16.3968213810126">
            <text:p>16.39682138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55">
            <text:p>1555</text:p>
          </table:table-cell>
          <table:table-cell office:value-type="float" office:value="3450">
            <text:p>3450</text:p>
          </table:table-cell>
          <table:table-cell office:value-type="float" office:value="34">
            <text:p>34</text:p>
          </table:table-cell>
          <table:table-cell office:value-type="float" office:value="100.25">
            <text:p>100.25</text:p>
          </table:table-cell>
          <table:table-cell office:value-type="float" office:value="71.75">
            <text:p>71.75</text:p>
          </table:table-cell>
          <table:table-cell office:value-type="float" office:value="0.0435897435897436">
            <text:p>0.0435897436</text:p>
          </table:table-cell>
          <table:table-cell office:value-type="float" office:value="0.0644694533762058">
            <text:p>0.0644694534</text:p>
          </table:table-cell>
          <table:table-cell office:value-type="float" office:value="0.0207971014492754">
            <text:p>0.0207971014</text:p>
          </table:table-cell>
          <table:table-cell office:value-type="float" office:value="1.15628823142669">
            <text:p>1.1562882314</text:p>
          </table:table-cell>
          <table:table-cell office:value-type="float" office:value="1.23378945523723">
            <text:p>1.2337894552</text:p>
          </table:table-cell>
          <table:table-cell office:value-type="float" office:value="1.0736375931527">
            <text:p>1.0736375932</text:p>
          </table:table-cell>
          <table:table-cell office:value-type="float" office:value="16.2457209437865">
            <text:p>16.2457209438</text:p>
          </table:table-cell>
          <table:table-cell office:value-type="float" office:value="11.0945247986567">
            <text:p>11.0945247987</text:p>
          </table:table-cell>
          <table:table-cell office:value-type="float" office:value="33.674412826276">
            <text:p>33.674412826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48">
            <text:p>1748</text:p>
          </table:table-cell>
          <table:table-cell office:value-type="float" office:value="3680">
            <text:p>3680</text:p>
          </table:table-cell>
          <table:table-cell office:value-type="float" office:value="69.75">
            <text:p>69.75</text:p>
          </table:table-cell>
          <table:table-cell office:value-type="float" office:value="139.25">
            <text:p>139.25</text:p>
          </table:table-cell>
          <table:table-cell office:value-type="float" office:value="196.25">
            <text:p>196.25</text:p>
          </table:table-cell>
          <table:table-cell office:value-type="float" office:value="0.0842391304347826">
            <text:p>0.0842391304</text:p>
          </table:table-cell>
          <table:table-cell office:value-type="float" office:value="0.079662471395881">
            <text:p>0.0796624714</text:p>
          </table:table-cell>
          <table:table-cell office:value-type="float" office:value="0.0533288043478261">
            <text:p>0.0533288043</text:p>
          </table:table-cell>
          <table:table-cell office:value-type="float" office:value="1.3087455694707">
            <text:p>1.3087455695</text:p>
          </table:table-cell>
          <table:table-cell office:value-type="float" office:value="1.29125702420943">
            <text:p>1.2912570242</text:p>
          </table:table-cell>
          <table:table-cell office:value-type="float" office:value="1.1922249795088">
            <text:p>1.1922249795</text:p>
          </table:table-cell>
          <table:table-cell office:value-type="float" office:value="8.5702301962382">
            <text:p>8.5702301962</text:p>
          </table:table-cell>
          <table:table-cell office:value-type="float" office:value="9.0431970592878">
            <text:p>9.0431970593</text:p>
          </table:table-cell>
          <table:table-cell office:value-type="float" office:value="13.3411860344825">
            <text:p>13.341186034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19">
            <text:p>1619</text:p>
          </table:table-cell>
          <table:table-cell office:value-type="float" office:value="3789">
            <text:p>3789</text:p>
          </table:table-cell>
          <table:table-cell office:value-type="float" office:value="22.125">
            <text:p>22.125</text:p>
          </table:table-cell>
          <table:table-cell office:value-type="float" office:value="110">
            <text:p>110</text:p>
          </table:table-cell>
          <table:table-cell office:value-type="float" office:value="71.125">
            <text:p>71.125</text:p>
          </table:table-cell>
          <table:table-cell office:value-type="float" office:value="0.029188654353562">
            <text:p>0.0291886544</text:p>
          </table:table-cell>
          <table:table-cell office:value-type="float" office:value="0.0679431747992588">
            <text:p>0.0679431748</text:p>
          </table:table-cell>
          <table:table-cell office:value-type="float" office:value="0.0187714436526788">
            <text:p>0.0187714437</text:p>
          </table:table-cell>
          <table:table-cell office:value-type="float" office:value="1.10383016622169">
            <text:p>1.1038301662</text:p>
          </table:table-cell>
          <table:table-cell office:value-type="float" office:value="1.24684901080094">
            <text:p>1.2468490108</text:p>
          </table:table-cell>
          <table:table-cell office:value-type="float" office:value="1.06639069229412">
            <text:p>1.0663906923</text:p>
          </table:table-cell>
          <table:table-cell office:value-type="float" office:value="24.092055832193">
            <text:p>24.0920558322</text:p>
          </table:table-cell>
          <table:table-cell office:value-type="float" office:value="10.5446431184801">
            <text:p>10.5446431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88">
            <text:p>1788</text:p>
          </table:table-cell>
          <table:table-cell office:value-type="float" office:value="4451">
            <text:p>4451</text:p>
          </table:table-cell>
          <table:table-cell office:value-type="float" office:value="32.125">
            <text:p>32.125</text:p>
          </table:table-cell>
          <table:table-cell office:value-type="float" office:value="121.75">
            <text:p>121.75</text:p>
          </table:table-cell>
          <table:table-cell office:value-type="float" office:value="34.875">
            <text:p>34.875</text:p>
          </table:table-cell>
          <table:table-cell office:value-type="float" office:value="0.0378832547169811">
            <text:p>0.0378832547</text:p>
          </table:table-cell>
          <table:table-cell office:value-type="float" office:value="0.068092841163311">
            <text:p>0.0680928412</text:p>
          </table:table-cell>
          <table:table-cell office:value-type="float" office:value="0.00783531790608852">
            <text:p>0.0078353179</text:p>
          </table:table-cell>
          <table:table-cell office:value-type="float" office:value="1.13540426784582">
            <text:p>1.1354042678</text:p>
          </table:table-cell>
          <table:table-cell office:value-type="float" office:value="1.24741274870626">
            <text:p>1.2474127487</text:p>
          </table:table-cell>
          <table:table-cell office:value-type="float" office:value="1.02754394139642">
            <text:p>1.0275439414</text:p>
          </table:table-cell>
          <table:table-cell office:value-type="float" office:value="18.6413537579229">
            <text:p>18.6413537579</text:p>
          </table:table-cell>
          <table:table-cell office:value-type="float" office:value="10.5222115785841">
            <text:p>10.5222115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18">
            <text:p>1918</text:p>
          </table:table-cell>
          <table:table-cell office:value-type="float" office:value="3851">
            <text:p>3851</text:p>
          </table:table-cell>
          <table:table-cell office:value-type="float" office:value="18.125">
            <text:p>18.125</text:p>
          </table:table-cell>
          <table:table-cell office:value-type="float" office:value="103.5">
            <text:p>103.5</text:p>
          </table:table-cell>
          <table:table-cell office:value-type="float" office:value="255.625">
            <text:p>255.625</text:p>
          </table:table-cell>
          <table:table-cell office:value-type="float" office:value="0.0174614643545279">
            <text:p>0.0174614644</text:p>
          </table:table-cell>
          <table:table-cell office:value-type="float" office:value="0.0539624608967675">
            <text:p>0.0539624609</text:p>
          </table:table-cell>
          <table:table-cell office:value-type="float" office:value="0.0663788626330823">
            <text:p>0.0663788626</text:p>
          </table:table-cell>
          <table:table-cell office:value-type="float" office:value="1.06171273460616">
            <text:p>1.0617127346</text:p>
          </table:table-cell>
          <table:table-cell office:value-type="float" office:value="1.19457602962331">
            <text:p>1.1945760296</text:p>
          </table:table-cell>
          <table:table-cell office:value-type="float" office:value="1.24096207988853">
            <text:p>1.2409620799</text:p>
          </table:table-cell>
          <table:table-cell office:value-type="float" office:value="0">
            <text:p>0</text:p>
          </table:table-cell>
          <table:table-cell office:value-type="float" office:value="13.1885262598114">
            <text:p>13.1885262598</text:p>
          </table:table-cell>
          <table:table-cell office:value-type="float" office:value="10.7851492381338">
            <text:p>10.785149238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30">
            <text:p>1030</text:p>
          </table:table-cell>
          <table:table-cell office:value-type="float" office:value="2179">
            <text:p>2179</text:p>
          </table:table-cell>
          <table:table-cell office:value-type="float" office:value="4828">
            <text:p>4828</text:p>
          </table:table-cell>
          <table:table-cell office:value-type="float" office:value="47">
            <text:p>47</text:p>
          </table:table-cell>
          <table:table-cell office:value-type="float" office:value="95.75">
            <text:p>95.75</text:p>
          </table:table-cell>
          <table:table-cell office:value-type="float" office:value="217.75">
            <text:p>217.75</text:p>
          </table:table-cell>
          <table:table-cell office:value-type="float" office:value="0.045631067961165">
            <text:p>0.045631068</text:p>
          </table:table-cell>
          <table:table-cell office:value-type="float" office:value="0.0439421753097751">
            <text:p>0.0439421753</text:p>
          </table:table-cell>
          <table:table-cell office:value-type="float" office:value="0.0451014913007457">
            <text:p>0.0451014913</text:p>
          </table:table-cell>
          <table:table-cell office:value-type="float" office:value="1.1637898388161">
            <text:p>1.1637898388</text:p>
          </table:table-cell>
          <table:table-cell office:value-type="float" office:value="1.15758220653528">
            <text:p>1.1575822065</text:p>
          </table:table-cell>
          <table:table-cell office:value-type="float" office:value="1.16184214280701">
            <text:p>1.1618421428</text:p>
          </table:table-cell>
          <table:table-cell office:value-type="float" office:value="15.5342430120227">
            <text:p>15.534243012</text:p>
          </table:table-cell>
          <table:table-cell office:value-type="float" office:value="16.1181649156833">
            <text:p>16.1181649157</text:p>
          </table:table-cell>
          <table:table-cell office:value-type="float" office:value="15.7126344472081">
            <text:p>15.712634447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096">
            <text:p>1096</text:p>
          </table:table-cell>
          <table:table-cell office:value-type="float" office:value="2044">
            <text:p>2044</text:p>
          </table:table-cell>
          <table:table-cell office:value-type="float" office:value="3407">
            <text:p>3407</text:p>
          </table:table-cell>
          <table:table-cell office:value-type="float" office:value="64.125">
            <text:p>64.125</text:p>
          </table:table-cell>
          <table:table-cell office:value-type="float" office:value="141.875">
            <text:p>141.875</text:p>
          </table:table-cell>
          <table:table-cell office:value-type="float" office:value="236.25">
            <text:p>236.25</text:p>
          </table:table-cell>
          <table:table-cell office:value-type="float" office:value="0.0585082116788321">
            <text:p>0.0585082117</text:p>
          </table:table-cell>
          <table:table-cell office:value-type="float" office:value="0.069410469667319">
            <text:p>0.0694104697</text:p>
          </table:table-cell>
          <table:table-cell office:value-type="float" office:value="0.0693425300851189">
            <text:p>0.0693425301</text:p>
          </table:table-cell>
          <table:table-cell office:value-type="float" office:value="1.21148823411027">
            <text:p>1.2114882341</text:p>
          </table:table-cell>
          <table:table-cell office:value-type="float" office:value="1.25237955790251">
            <text:p>1.2523795579</text:p>
          </table:table-cell>
          <table:table-cell office:value-type="float" office:value="1.25212329279598">
            <text:p>1.2521232928</text:p>
          </table:table-cell>
          <table:table-cell office:value-type="float" office:value="12.1902961539345">
            <text:p>12.1902961539</text:p>
          </table:table-cell>
          <table:table-cell office:value-type="float" office:value="10.3289026169993">
            <text:p>10.328902617</text:p>
          </table:table-cell>
          <table:table-cell office:value-type="float" office:value="10.338690448629">
            <text:p>10.338690448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52">
            <text:p>1152</text:p>
          </table:table-cell>
          <table:table-cell office:value-type="float" office:value="2220">
            <text:p>2220</text:p>
          </table:table-cell>
          <table:table-cell office:value-type="float" office:value="3887">
            <text:p>3887</text:p>
          </table:table-cell>
          <table:table-cell office:value-type="float" office:value="57">
            <text:p>57</text:p>
          </table:table-cell>
          <table:table-cell office:value-type="float" office:value="159.375">
            <text:p>159.375</text:p>
          </table:table-cell>
          <table:table-cell office:value-type="float" office:value="243.875">
            <text:p>243.875</text:p>
          </table:table-cell>
          <table:table-cell office:value-type="float" office:value="0.0494791666666667">
            <text:p>0.0494791667</text:p>
          </table:table-cell>
          <table:table-cell office:value-type="float" office:value="0.0717905405405405">
            <text:p>0.0717905405</text:p>
          </table:table-cell>
          <table:table-cell office:value-type="float" office:value="0.062741188577309">
            <text:p>0.0627411886</text:p>
          </table:table-cell>
          <table:table-cell office:value-type="float" office:value="1.17797553168403">
            <text:p>1.1779755317</text:p>
          </table:table-cell>
          <table:table-cell office:value-type="float" office:value="1.26136850004565">
            <text:p>1.2613685</text:p>
          </table:table-cell>
          <table:table-cell office:value-type="float" office:value="1.227309615239">
            <text:p>1.2273096152</text:p>
          </table:table-cell>
          <table:table-cell office:value-type="float" office:value="14.352653460763">
            <text:p>14.3526534608</text:p>
          </table:table-cell>
          <table:table-cell office:value-type="float" office:value="9.99770170712083">
            <text:p>9.9977017071</text:p>
          </table:table-cell>
          <table:table-cell office:value-type="float" office:value="11.3907804222101">
            <text:p>11.390780422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58">
            <text:p>1358</text:p>
          </table:table-cell>
          <table:table-cell office:value-type="float" office:value="2555">
            <text:p>2555</text:p>
          </table:table-cell>
          <table:table-cell office:value-type="float" office:value="5369">
            <text:p>5369</text:p>
          </table:table-cell>
          <table:table-cell office:value-type="float" office:value="101">
            <text:p>101</text:p>
          </table:table-cell>
          <table:table-cell office:value-type="float" office:value="136.625">
            <text:p>136.625</text:p>
          </table:table-cell>
          <table:table-cell office:value-type="float" office:value="260.875">
            <text:p>260.875</text:p>
          </table:table-cell>
          <table:table-cell office:value-type="float" office:value="0.0743740795287187">
            <text:p>0.0743740795</text:p>
          </table:table-cell>
          <table:table-cell office:value-type="float" office:value="0.0534735812133072">
            <text:p>0.0534735812</text:p>
          </table:table-cell>
          <table:table-cell office:value-type="float" office:value="0.0485891227416651">
            <text:p>0.0485891227</text:p>
          </table:table-cell>
          <table:table-cell office:value-type="float" office:value="1.27115102561377">
            <text:p>1.2711510256</text:p>
          </table:table-cell>
          <table:table-cell office:value-type="float" office:value="1.19276200506662">
            <text:p>1.1927620051</text:p>
          </table:table-cell>
          <table:table-cell office:value-type="float" office:value="1.17468929917948">
            <text:p>1.1746892992</text:p>
          </table:table-cell>
          <table:table-cell office:value-type="float" office:value="9.66217148141681">
            <text:p>9.6621714814</text:p>
          </table:table-cell>
          <table:table-cell office:value-type="float" office:value="13.3059877527583">
            <text:p>13.3059877528</text:p>
          </table:table-cell>
          <table:table-cell office:value-type="float" office:value="14.6093135797471">
            <text:p>14.609313579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504">
            <text:p>1504</text:p>
          </table:table-cell>
          <table:table-cell office:value-type="float" office:value="2688">
            <text:p>2688</text:p>
          </table:table-cell>
          <table:table-cell office:value-type="float" office:value="4719">
            <text:p>4719</text:p>
          </table:table-cell>
          <table:table-cell office:value-type="float" office:value="143.25">
            <text:p>143.25</text:p>
          </table:table-cell>
          <table:table-cell office:value-type="float" office:value="108">
            <text:p>108</text:p>
          </table:table-cell>
          <table:table-cell office:value-type="float" office:value="212.125">
            <text:p>212.125</text:p>
          </table:table-cell>
          <table:table-cell office:value-type="float" office:value="0.0952460106382979">
            <text:p>0.0952460106</text:p>
          </table:table-cell>
          <table:table-cell office:value-type="float" office:value="0.0401785714285714">
            <text:p>0.0401785714</text:p>
          </table:table-cell>
          <table:table-cell office:value-type="float" office:value="0.0449512608603518">
            <text:p>0.0449512609</text:p>
          </table:table-cell>
          <table:table-cell office:value-type="float" office:value="1.35114177021736">
            <text:p>1.3511417702</text:p>
          </table:table-cell>
          <table:table-cell office:value-type="float" office:value="1.1437890625">
            <text:p>1.1437890625</text:p>
          </table:table-cell>
          <table:table-cell office:value-type="float" office:value="1.16128982008298">
            <text:p>1.1612898201</text:p>
          </table:table-cell>
          <table:table-cell office:value-type="float" office:value="7.61875971709208">
            <text:p>7.6187597171</text:p>
          </table:table-cell>
          <table:table-cell office:value-type="float" office:value="17.5959614153803">
            <text:p>17.5959614154</text:p>
          </table:table-cell>
          <table:table-cell office:value-type="float" office:value="15.7640057784526">
            <text:p>15.764005778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11">
            <text:p>1711</text:p>
          </table:table-cell>
          <table:table-cell office:value-type="float" office:value="2839">
            <text:p>2839</text:p>
          </table:table-cell>
          <table:table-cell office:value-type="float" office:value="5549">
            <text:p>5549</text:p>
          </table:table-cell>
          <table:table-cell office:value-type="float" office:value="104.25">
            <text:p>104.25</text:p>
          </table:table-cell>
          <table:table-cell office:value-type="float" office:value="171.375">
            <text:p>171.375</text:p>
          </table:table-cell>
          <table:table-cell office:value-type="float" office:value="300.875">
            <text:p>300.875</text:p>
          </table:table-cell>
          <table:table-cell office:value-type="float" office:value="0.0609292811221508">
            <text:p>0.0609292811</text:p>
          </table:table-cell>
          <table:table-cell office:value-type="float" office:value="0.0603645649876717">
            <text:p>0.060364565</text:p>
          </table:table-cell>
          <table:table-cell office:value-type="float" office:value="0.0542214813479906">
            <text:p>0.0542214813</text:p>
          </table:table-cell>
          <table:table-cell office:value-type="float" office:value="1.22052874343173">
            <text:p>1.2205287434</text:p>
          </table:table-cell>
          <table:table-cell office:value-type="float" office:value="1.21841798364091">
            <text:p>1.2184179836</text:p>
          </table:table-cell>
          <table:table-cell office:value-type="float" office:value="1.19553752403553">
            <text:p>1.195537524</text:p>
          </table:table-cell>
          <table:table-cell office:value-type="float" office:value="11.7194147516221">
            <text:p>11.7194147516</text:p>
          </table:table-cell>
          <table:table-cell office:value-type="float" office:value="11.8258714485303">
            <text:p>11.8258714485</text:p>
          </table:table-cell>
          <table:table-cell office:value-type="float" office:value="13.1271505080823">
            <text:p>13.127150508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52">
            <text:p>1752</text:p>
          </table:table-cell>
          <table:table-cell office:value-type="float" office:value="3010">
            <text:p>3010</text:p>
          </table:table-cell>
          <table:table-cell office:value-type="float" office:value="5593">
            <text:p>5593</text:p>
          </table:table-cell>
          <table:table-cell office:value-type="float" office:value="86.5">
            <text:p>86.5</text:p>
          </table:table-cell>
          <table:table-cell office:value-type="float" office:value="195.25">
            <text:p>195.25</text:p>
          </table:table-cell>
          <table:table-cell office:value-type="float" office:value="334.625">
            <text:p>334.625</text:p>
          </table:table-cell>
          <table:table-cell office:value-type="float" office:value="0.0493721461187215">
            <text:p>0.0493721461</text:p>
          </table:table-cell>
          <table:table-cell office:value-type="float" office:value="0.0648671096345515">
            <text:p>0.0648671096</text:p>
          </table:table-cell>
          <table:table-cell office:value-type="float" office:value="0.0598292508492759">
            <text:p>0.0598292508</text:p>
          </table:table-cell>
          <table:table-cell office:value-type="float" office:value="1.17758022468777">
            <text:p>1.1775802247</text:p>
          </table:table-cell>
          <table:table-cell office:value-type="float" office:value="1.23528205786912">
            <text:p>1.2352820579</text:p>
          </table:table-cell>
          <table:table-cell office:value-type="float" office:value="1.21641827491655">
            <text:p>1.2164182749</text:p>
          </table:table-cell>
          <table:table-cell office:value-type="float" office:value="14.383025396923">
            <text:p>14.3830253969</text:p>
          </table:table-cell>
          <table:table-cell office:value-type="float" office:value="11.0285927070314">
            <text:p>11.028592707</text:p>
          </table:table-cell>
          <table:table-cell office:value-type="float" office:value="11.9286403687469">
            <text:p>11.928640368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86">
            <text:p>1986</text:p>
          </table:table-cell>
          <table:table-cell office:value-type="float" office:value="3171">
            <text:p>3171</text:p>
          </table:table-cell>
          <table:table-cell office:value-type="float" office:value="5913">
            <text:p>5913</text:p>
          </table:table-cell>
          <table:table-cell office:value-type="float" office:value="118.875">
            <text:p>118.875</text:p>
          </table:table-cell>
          <table:table-cell office:value-type="float" office:value="199.25">
            <text:p>199.25</text:p>
          </table:table-cell>
          <table:table-cell office:value-type="float" office:value="394.25">
            <text:p>394.25</text:p>
          </table:table-cell>
          <table:table-cell office:value-type="float" office:value="0.0598564954682779">
            <text:p>0.0598564955</text:p>
          </table:table-cell>
          <table:table-cell office:value-type="float" office:value="0.0628350678019552">
            <text:p>0.0628350678</text:p>
          </table:table-cell>
          <table:table-cell office:value-type="float" office:value="0.0666751226111957">
            <text:p>0.0666751226</text:p>
          </table:table-cell>
          <table:table-cell office:value-type="float" office:value="1.21652002223647">
            <text:p>1.2165200222</text:p>
          </table:table-cell>
          <table:table-cell office:value-type="float" office:value="1.22766129896837">
            <text:p>1.227661299</text:p>
          </table:table-cell>
          <table:table-cell office:value-type="float" office:value="1.24207625021061">
            <text:p>1.2420762502</text:p>
          </table:table-cell>
          <table:table-cell office:value-type="float" office:value="11.9233655978636">
            <text:p>11.9233655979</text:p>
          </table:table-cell>
          <table:table-cell office:value-type="float" office:value="11.3742693860425">
            <text:p>11.374269386</text:p>
          </table:table-cell>
          <table:table-cell office:value-type="float" office:value="10.7387346025474">
            <text:p>10.738734602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50">
            <text:p>50</text:p>
          </table:table-cell>
          <table:table-cell office:value-type="float" office:value="2055">
            <text:p>2055</text:p>
          </table:table-cell>
          <table:table-cell office:value-type="float" office:value="3294">
            <text:p>3294</text:p>
          </table:table-cell>
          <table:table-cell office:value-type="float" office:value="5725">
            <text:p>5725</text:p>
          </table:table-cell>
          <table:table-cell office:value-type="float" office:value="150.25">
            <text:p>150.25</text:p>
          </table:table-cell>
          <table:table-cell office:value-type="float" office:value="204">
            <text:p>204</text:p>
          </table:table-cell>
          <table:table-cell office:value-type="float" office:value="502.5">
            <text:p>502.5</text:p>
          </table:table-cell>
          <table:table-cell office:value-type="float" office:value="0.0731143552311436">
            <text:p>0.0731143552</text:p>
          </table:table-cell>
          <table:table-cell office:value-type="float" office:value="0.0619307832422587">
            <text:p>0.0619307832</text:p>
          </table:table-cell>
          <table:table-cell office:value-type="float" office:value="0.0877729257641921">
            <text:p>0.0877729258</text:p>
          </table:table-cell>
          <table:table-cell office:value-type="float" office:value="1.2663778328331">
            <text:p>1.2663778328</text:p>
          </table:table-cell>
          <table:table-cell office:value-type="float" office:value="1.22427516829738">
            <text:p>1.2242751683</text:p>
          </table:table-cell>
          <table:table-cell office:value-type="float" office:value="1.3223052497092">
            <text:p>1.3223052497</text:p>
          </table:table-cell>
          <table:table-cell office:value-type="float" office:value="9.82281377961636">
            <text:p>9.8228137796</text:p>
          </table:table-cell>
          <table:table-cell office:value-type="float" office:value="11.5353912349894">
            <text:p>11.535391235</text:p>
          </table:table-cell>
          <table:table-cell office:value-type="float" office:value="8.23876445198962">
            <text:p>8.2387644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3477">
            <text:p>3477</text:p>
          </table:table-cell>
          <table:table-cell office:value-type="float" office:value="6943">
            <text:p>6943</text:p>
          </table:table-cell>
          <table:table-cell office:value-type="float" office:value="122.625">
            <text:p>122.625</text:p>
          </table:table-cell>
          <table:table-cell office:value-type="float" office:value="222.5">
            <text:p>222.5</text:p>
          </table:table-cell>
          <table:table-cell office:value-type="float" office:value="388.25">
            <text:p>388.25</text:p>
          </table:table-cell>
          <table:table-cell office:value-type="float" office:value="0.0668256130790191">
            <text:p>0.0668256131</text:p>
          </table:table-cell>
          <table:table-cell office:value-type="float" office:value="0.0639919470808168">
            <text:p>0.0639919471</text:p>
          </table:table-cell>
          <table:table-cell office:value-type="float" office:value="0.0559196312833069">
            <text:p>0.0559196313</text:p>
          </table:table-cell>
          <table:table-cell office:value-type="float" office:value="1.2426423444008">
            <text:p>1.2426423444</text:p>
          </table:table-cell>
          <table:table-cell office:value-type="float" office:value="1.2319979545936">
            <text:p>1.2319979546</text:p>
          </table:table-cell>
          <table:table-cell office:value-type="float" office:value="1.20184763961078">
            <text:p>1.2018476396</text:p>
          </table:table-cell>
          <table:table-cell office:value-type="float" office:value="10.7153150397006">
            <text:p>10.7153150397</text:p>
          </table:table-cell>
          <table:table-cell office:value-type="float" office:value="11.1747785785906">
            <text:p>11.1747785786</text:p>
          </table:table-cell>
          <table:table-cell office:value-type="float" office:value="12.7388483585426">
            <text:p>12.738848358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988">
            <text:p>1988</text:p>
          </table:table-cell>
          <table:table-cell office:value-type="float" office:value="3711">
            <text:p>3711</text:p>
          </table:table-cell>
          <table:table-cell office:value-type="float" office:value="7106">
            <text:p>7106</text:p>
          </table:table-cell>
          <table:table-cell office:value-type="float" office:value="136.375">
            <text:p>136.375</text:p>
          </table:table-cell>
          <table:table-cell office:value-type="float" office:value="252.375">
            <text:p>252.375</text:p>
          </table:table-cell>
          <table:table-cell office:value-type="float" office:value="329.125">
            <text:p>329.125</text:p>
          </table:table-cell>
          <table:table-cell office:value-type="float" office:value="0.0685990945674044">
            <text:p>0.0685990946</text:p>
          </table:table-cell>
          <table:table-cell office:value-type="float" office:value="0.0680072756669361">
            <text:p>0.0680072757</text:p>
          </table:table-cell>
          <table:table-cell office:value-type="float" office:value="0.0463164931044188">
            <text:p>0.0463164931</text:p>
          </table:table-cell>
          <table:table-cell office:value-type="float" office:value="1.24932026910583">
            <text:p>1.2493202691</text:p>
          </table:table-cell>
          <table:table-cell office:value-type="float" office:value="1.24709044433981">
            <text:p>1.2470904443</text:p>
          </table:table-cell>
          <table:table-cell office:value-type="float" office:value="1.16631235223111">
            <text:p>1.1663123522</text:p>
          </table:table-cell>
          <table:table-cell office:value-type="float" office:value="10.4470610995541">
            <text:p>10.4470610996</text:p>
          </table:table-cell>
          <table:table-cell office:value-type="float" office:value="10.5350237917629">
            <text:p>10.5350237918</text:p>
          </table:table-cell>
          <table:table-cell office:value-type="float" office:value="15.3094088479642">
            <text:p>15.30940884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092">
            <text:p>2092</text:p>
          </table:table-cell>
          <table:table-cell office:value-type="float" office:value="3949">
            <text:p>3949</text:p>
          </table:table-cell>
          <table:table-cell office:value-type="float" office:value="7777">
            <text:p>7777</text:p>
          </table:table-cell>
          <table:table-cell office:value-type="float" office:value="164">
            <text:p>164</text:p>
          </table:table-cell>
          <table:table-cell office:value-type="float" office:value="253.875">
            <text:p>253.875</text:p>
          </table:table-cell>
          <table:table-cell office:value-type="float" office:value="324">
            <text:p>324</text:p>
          </table:table-cell>
          <table:table-cell office:value-type="float" office:value="0.0783938814531549">
            <text:p>0.0783938815</text:p>
          </table:table-cell>
          <table:table-cell office:value-type="float" office:value="0.0642884274499873">
            <text:p>0.0642884274</text:p>
          </table:table-cell>
          <table:table-cell office:value-type="float" office:value="0.0416613089880417">
            <text:p>0.041661309</text:p>
          </table:table-cell>
          <table:table-cell office:value-type="float" office:value="1.28642396235865">
            <text:p>1.2864239624</text:p>
          </table:table-cell>
          <table:table-cell office:value-type="float" office:value="1.23311017980678">
            <text:p>1.2331101798</text:p>
          </table:table-cell>
          <table:table-cell office:value-type="float" office:value="1.14921648420468">
            <text:p>1.1492164842</text:p>
          </table:table-cell>
          <table:table-cell office:value-type="float" office:value="9.18406758428035">
            <text:p>9.1840675843</text:p>
          </table:table-cell>
          <table:table-cell office:value-type="float" office:value="11.1248092928948">
            <text:p>11.1248092929</text:p>
          </table:table-cell>
          <table:table-cell office:value-type="float" office:value="16.9818876585576">
            <text:p>16.981887658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465">
            <text:p>2465</text:p>
          </table:table-cell>
          <table:table-cell office:value-type="float" office:value="4513">
            <text:p>4513</text:p>
          </table:table-cell>
          <table:table-cell office:value-type="float" office:value="9383">
            <text:p>9383</text:p>
          </table:table-cell>
          <table:table-cell office:value-type="float" office:value="165.375">
            <text:p>165.375</text:p>
          </table:table-cell>
          <table:table-cell office:value-type="float" office:value="223.375">
            <text:p>223.375</text:p>
          </table:table-cell>
          <table:table-cell office:value-type="float" office:value="372.875">
            <text:p>372.875</text:p>
          </table:table-cell>
          <table:table-cell office:value-type="float" office:value="0.0670892494929006">
            <text:p>0.0670892495</text:p>
          </table:table-cell>
          <table:table-cell office:value-type="float" office:value="0.0494959007312209">
            <text:p>0.0494959007</text:p>
          </table:table-cell>
          <table:table-cell office:value-type="float" office:value="0.0397394223595865">
            <text:p>0.0397394224</text:p>
          </table:table-cell>
          <table:table-cell office:value-type="float" office:value="1.24363426932429">
            <text:p>1.2436342693</text:p>
          </table:table-cell>
          <table:table-cell office:value-type="float" office:value="1.1780373471701">
            <text:p>1.1780373472</text:p>
          </table:table-cell>
          <table:table-cell office:value-type="float" office:value="1.14218325276992">
            <text:p>1.1421832528</text:p>
          </table:table-cell>
          <table:table-cell office:value-type="float" office:value="10.6745406954243">
            <text:p>10.6745406954</text:p>
          </table:table-cell>
          <table:table-cell office:value-type="float" office:value="14.3479162824994">
            <text:p>14.3479162825</text:p>
          </table:table-cell>
          <table:table-cell office:value-type="float" office:value="17.7866290345481">
            <text:p>17.786629034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393">
            <text:p>2393</text:p>
          </table:table-cell>
          <table:table-cell office:value-type="float" office:value="4401">
            <text:p>4401</text:p>
          </table:table-cell>
          <table:table-cell office:value-type="float" office:value="9069">
            <text:p>9069</text:p>
          </table:table-cell>
          <table:table-cell office:value-type="float" office:value="197.75">
            <text:p>197.75</text:p>
          </table:table-cell>
          <table:table-cell office:value-type="float" office:value="225">
            <text:p>225</text:p>
          </table:table-cell>
          <table:table-cell office:value-type="float" office:value="306.125">
            <text:p>306.125</text:p>
          </table:table-cell>
          <table:table-cell office:value-type="float" office:value="0.0826368575010447">
            <text:p>0.0826368575</text:p>
          </table:table-cell>
          <table:table-cell office:value-type="float" office:value="0.0511247443762781">
            <text:p>0.0511247444</text:p>
          </table:table-cell>
          <table:table-cell office:value-type="float" office:value="0.0337550997904951">
            <text:p>0.0337550998</text:p>
          </table:table-cell>
          <table:table-cell office:value-type="float" office:value="1.30261354768025">
            <text:p>1.3026135477</text:p>
          </table:table-cell>
          <table:table-cell office:value-type="float" office:value="1.18405953471255">
            <text:p>1.1840595347</text:p>
          </table:table-cell>
          <table:table-cell office:value-type="float" office:value="1.12037608651999">
            <text:p>1.1203760865</text:p>
          </table:table-cell>
          <table:table-cell office:value-type="float" office:value="8.72985731916147">
            <text:p>8.7298573192</text:p>
          </table:table-cell>
          <table:table-cell office:value-type="float" office:value="13.9016524900034">
            <text:p>13.90165249</text:p>
          </table:table-cell>
          <table:table-cell office:value-type="float" office:value="20.8792474009323">
            <text:p>20.87924740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730">
            <text:p>2730</text:p>
          </table:table-cell>
          <table:table-cell office:value-type="float" office:value="4800">
            <text:p>4800</text:p>
          </table:table-cell>
          <table:table-cell office:value-type="float" office:value="8682">
            <text:p>8682</text:p>
          </table:table-cell>
          <table:table-cell office:value-type="float" office:value="200.625">
            <text:p>200.625</text:p>
          </table:table-cell>
          <table:table-cell office:value-type="float" office:value="128">
            <text:p>128</text:p>
          </table:table-cell>
          <table:table-cell office:value-type="float" office:value="349.375">
            <text:p>349.375</text:p>
          </table:table-cell>
          <table:table-cell office:value-type="float" office:value="0.073489010989011">
            <text:p>0.073489011</text:p>
          </table:table-cell>
          <table:table-cell office:value-type="float" office:value="0.0266666666666667">
            <text:p>0.0266666667</text:p>
          </table:table-cell>
          <table:table-cell office:value-type="float" office:value="0.0402413038470399">
            <text:p>0.0402413038</text:p>
          </table:table-cell>
          <table:table-cell office:value-type="float" office:value="1.26779678254438">
            <text:p>1.2677967825</text:p>
          </table:table-cell>
          <table:table-cell office:value-type="float" office:value="1.09472711111111">
            <text:p>1.0947271111</text:p>
          </table:table-cell>
          <table:table-cell office:value-type="float" office:value="1.14401851403385">
            <text:p>1.144018514</text:p>
          </table:table-cell>
          <table:table-cell office:value-type="float" office:value="9.77446183885826">
            <text:p>9.7744618389</text:p>
          </table:table-cell>
          <table:table-cell office:value-type="float" office:value="26.3380727314869">
            <text:p>26.3380727315</text:p>
          </table:table-cell>
          <table:table-cell office:value-type="float" office:value="17.5690642073204">
            <text:p>17.569064207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836">
            <text:p>2836</text:p>
          </table:table-cell>
          <table:table-cell office:value-type="float" office:value="5043">
            <text:p>5043</text:p>
          </table:table-cell>
          <table:table-cell office:value-type="float" office:value="8687">
            <text:p>8687</text:p>
          </table:table-cell>
          <table:table-cell office:value-type="float" office:value="289.5">
            <text:p>289.5</text:p>
          </table:table-cell>
          <table:table-cell office:value-type="float" office:value="415.25">
            <text:p>415.25</text:p>
          </table:table-cell>
          <table:table-cell office:value-type="float" office:value="445.75">
            <text:p>445.75</text:p>
          </table:table-cell>
          <table:table-cell office:value-type="float" office:value="0.102080394922426">
            <text:p>0.1020803949</text:p>
          </table:table-cell>
          <table:table-cell office:value-type="float" office:value="0.0823418600039659">
            <text:p>0.08234186</text:p>
          </table:table-cell>
          <table:table-cell office:value-type="float" office:value="0.0513123057442155">
            <text:p>0.0513123057</text:p>
          </table:table-cell>
          <table:table-cell office:value-type="float" office:value="1.37770538000243">
            <text:p>1.37770538</text:p>
          </table:table-cell>
          <table:table-cell office:value-type="float" office:value="1.30148566655535">
            <text:p>1.3014856666</text:p>
          </table:table-cell>
          <table:table-cell office:value-type="float" office:value="1.1847536574375">
            <text:p>1.1847536574</text:p>
          </table:table-cell>
          <table:table-cell office:value-type="float" office:value="7.13116865116001">
            <text:p>7.1311686512</text:p>
          </table:table-cell>
          <table:table-cell office:value-type="float" office:value="8.75992339100077">
            <text:p>8.759923391</text:p>
          </table:table-cell>
          <table:table-cell office:value-type="float" office:value="13.852083911163">
            <text:p>13.852083911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3188">
            <text:p>3188</text:p>
          </table:table-cell>
          <table:table-cell office:value-type="float" office:value="5822">
            <text:p>5822</text:p>
          </table:table-cell>
          <table:table-cell office:value-type="float" office:value="12009">
            <text:p>12009</text:p>
          </table:table-cell>
          <table:table-cell office:value-type="float" office:value="137.875">
            <text:p>137.875</text:p>
          </table:table-cell>
          <table:table-cell office:value-type="float" office:value="808.375">
            <text:p>808.375</text:p>
          </table:table-cell>
          <table:table-cell office:value-type="float" office:value="262.375">
            <text:p>262.375</text:p>
          </table:table-cell>
          <table:table-cell office:value-type="float" office:value="0.0432481179422836">
            <text:p>0.0432481179</text:p>
          </table:table-cell>
          <table:table-cell office:value-type="float" office:value="0.138848333905874">
            <text:p>0.1388483339</text:p>
          </table:table-cell>
          <table:table-cell office:value-type="float" office:value="0.0218481971854443">
            <text:p>0.0218481972</text:p>
          </table:table-cell>
          <table:table-cell office:value-type="float" office:value="1.15503439622087">
            <text:p>1.1550343962</text:p>
          </table:table-cell>
          <table:table-cell office:value-type="float" office:value="1.5237557339343">
            <text:p>1.5237557339</text:p>
          </table:table-cell>
          <table:table-cell office:value-type="float" office:value="1.07740428384075">
            <text:p>1.0774042838</text:p>
          </table:table-cell>
          <table:table-cell office:value-type="float" office:value="16.3713499078532">
            <text:p>16.3713499079</text:p>
          </table:table-cell>
          <table:table-cell office:value-type="float" office:value="5.33118297671613">
            <text:p>5.3311829767</text:p>
          </table:table-cell>
          <table:table-cell office:value-type="float" office:value="32.0709259165791">
            <text:p>32.070925916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2958">
            <text:p>2958</text:p>
          </table:table-cell>
          <table:table-cell office:value-type="float" office:value="5322">
            <text:p>5322</text:p>
          </table:table-cell>
          <table:table-cell office:value-type="float" office:value="8731">
            <text:p>8731</text:p>
          </table:table-cell>
          <table:table-cell office:value-type="float" office:value="261.625">
            <text:p>261.625</text:p>
          </table:table-cell>
          <table:table-cell office:value-type="float" office:value="234.375">
            <text:p>234.375</text:p>
          </table:table-cell>
          <table:table-cell office:value-type="float" office:value="415.625">
            <text:p>415.625</text:p>
          </table:table-cell>
          <table:table-cell office:value-type="float" office:value="0.088446585530764">
            <text:p>0.0884465855</text:p>
          </table:table-cell>
          <table:table-cell office:value-type="float" office:value="0.0440388951521984">
            <text:p>0.0440388952</text:p>
          </table:table-cell>
          <table:table-cell office:value-type="float" office:value="0.0476033673118772">
            <text:p>0.0476033673</text:p>
          </table:table-cell>
          <table:table-cell office:value-type="float" office:value="1.32489573440209">
            <text:p>1.3248957344</text:p>
          </table:table-cell>
          <table:table-cell office:value-type="float" office:value="1.1579374046337">
            <text:p>1.1579374046</text:p>
          </table:table-cell>
          <table:table-cell office:value-type="float" office:value="1.17105330352725">
            <text:p>1.1710533035</text:p>
          </table:table-cell>
          <table:table-cell office:value-type="float" office:value="8.17858025567633">
            <text:p>8.1785802557</text:p>
          </table:table-cell>
          <table:table-cell office:value-type="float" office:value="16.0835159601592">
            <text:p>16.0835159602</text:p>
          </table:table-cell>
          <table:table-cell office:value-type="float" office:value="14.9047729442556">
            <text:p>14.90477294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3468">
            <text:p>3468</text:p>
          </table:table-cell>
          <table:table-cell office:value-type="float" office:value="5746">
            <text:p>5746</text:p>
          </table:table-cell>
          <table:table-cell office:value-type="float" office:value="9915">
            <text:p>9915</text:p>
          </table:table-cell>
          <table:table-cell office:value-type="float" office:value="270.75">
            <text:p>270.75</text:p>
          </table:table-cell>
          <table:table-cell office:value-type="float" office:value="260.75">
            <text:p>260.75</text:p>
          </table:table-cell>
          <table:table-cell office:value-type="float" office:value="435.75">
            <text:p>435.75</text:p>
          </table:table-cell>
          <table:table-cell office:value-type="float" office:value="0.0780709342560554">
            <text:p>0.0780709343</text:p>
          </table:table-cell>
          <table:table-cell office:value-type="float" office:value="0.0453793943612948">
            <text:p>0.0453793944</text:p>
          </table:table-cell>
          <table:table-cell office:value-type="float" office:value="0.0439485627836611">
            <text:p>0.0439485628</text:p>
          </table:table-cell>
          <table:table-cell office:value-type="float" office:value="1.2851946086164">
            <text:p>1.2851946086</text:p>
          </table:table-cell>
          <table:table-cell office:value-type="float" office:value="1.16286408755242">
            <text:p>1.1628640876</text:p>
          </table:table-cell>
          <table:table-cell office:value-type="float" office:value="1.15760566303748">
            <text:p>1.157605663</text:p>
          </table:table-cell>
          <table:table-cell office:value-type="float" office:value="9.22065997282611">
            <text:p>9.2206599728</text:p>
          </table:table-cell>
          <table:table-cell office:value-type="float" office:value="15.6185018489956">
            <text:p>15.618501849</text:p>
          </table:table-cell>
          <table:table-cell office:value-type="float" office:value="16.115871961865">
            <text:p>16.11587196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928">
            <text:p>3928</text:p>
          </table:table-cell>
          <table:table-cell office:value-type="float" office:value="6512">
            <text:p>6512</text:p>
          </table:table-cell>
          <table:table-cell office:value-type="float" office:value="11952">
            <text:p>11952</text:p>
          </table:table-cell>
          <table:table-cell office:value-type="float" office:value="212.75">
            <text:p>212.75</text:p>
          </table:table-cell>
          <table:table-cell office:value-type="float" office:value="337.25">
            <text:p>337.25</text:p>
          </table:table-cell>
          <table:table-cell office:value-type="float" office:value="714.375">
            <text:p>714.375</text:p>
          </table:table-cell>
          <table:table-cell office:value-type="float" office:value="0.0541624236252546">
            <text:p>0.0541624236</text:p>
          </table:table-cell>
          <table:table-cell office:value-type="float" office:value="0.0517890049140049">
            <text:p>0.0517890049</text:p>
          </table:table-cell>
          <table:table-cell office:value-type="float" office:value="0.0597703313253012">
            <text:p>0.0597703313</text:p>
          </table:table-cell>
          <table:table-cell office:value-type="float" office:value="1.195318276229">
            <text:p>1.1953182762</text:p>
          </table:table-cell>
          <table:table-cell office:value-type="float" office:value="1.18651843521778">
            <text:p>1.1865184352</text:p>
          </table:table-cell>
          <table:table-cell office:value-type="float" office:value="1.21619824495176">
            <text:p>1.216198245</text:p>
          </table:table-cell>
          <table:table-cell office:value-type="float" office:value="13.1410927779652">
            <text:p>13.141092778</text:p>
          </table:table-cell>
          <table:table-cell office:value-type="float" office:value="13.7277177586696">
            <text:p>13.7277177587</text:p>
          </table:table-cell>
          <table:table-cell office:value-type="float" office:value="11.9400640885469">
            <text:p>11.940064088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3981">
            <text:p>3981</text:p>
          </table:table-cell>
          <table:table-cell office:value-type="float" office:value="6686">
            <text:p>6686</text:p>
          </table:table-cell>
          <table:table-cell office:value-type="float" office:value="15081">
            <text:p>15081</text:p>
          </table:table-cell>
          <table:table-cell office:value-type="float" office:value="247.75">
            <text:p>247.75</text:p>
          </table:table-cell>
          <table:table-cell office:value-type="float" office:value="195">
            <text:p>195</text:p>
          </table:table-cell>
          <table:table-cell office:value-type="float" office:value="599">
            <text:p>599</text:p>
          </table:table-cell>
          <table:table-cell office:value-type="float" office:value="0.0622331072594825">
            <text:p>0.0622331073</text:p>
          </table:table-cell>
          <table:table-cell office:value-type="float" office:value="0.0291654202811846">
            <text:p>0.0291654203</text:p>
          </table:table-cell>
          <table:table-cell office:value-type="float" office:value="0.0397188515350441">
            <text:p>0.0397188515</text:p>
          </table:table-cell>
          <table:table-cell office:value-type="float" office:value="1.22540687630096">
            <text:p>1.2254068763</text:p>
          </table:table-cell>
          <table:table-cell office:value-type="float" office:value="1.1037461895949">
            <text:p>1.1037461896</text:p>
          </table:table-cell>
          <table:table-cell office:value-type="float" office:value="1.14210805122049">
            <text:p>1.1421080512</text:p>
          </table:table-cell>
          <table:table-cell office:value-type="float" office:value="11.4810034537866">
            <text:p>11.4810034538</text:p>
          </table:table-cell>
          <table:table-cell office:value-type="float" office:value="24.1109748427674">
            <text:p>24.1109748428</text:p>
          </table:table-cell>
          <table:table-cell office:value-type="float" office:value="17.7956637371723">
            <text:p>17.795663737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402">
            <text:p>4402</text:p>
          </table:table-cell>
          <table:table-cell office:value-type="float" office:value="6565">
            <text:p>6565</text:p>
          </table:table-cell>
          <table:table-cell office:value-type="float" office:value="11831">
            <text:p>11831</text:p>
          </table:table-cell>
          <table:table-cell office:value-type="float" office:value="184.75">
            <text:p>184.75</text:p>
          </table:table-cell>
          <table:table-cell office:value-type="float" office:value="319">
            <text:p>319</text:p>
          </table:table-cell>
          <table:table-cell office:value-type="float" office:value="794.625">
            <text:p>794.625</text:p>
          </table:table-cell>
          <table:table-cell office:value-type="float" office:value="0.0419695592912313">
            <text:p>0.0419695593</text:p>
          </table:table-cell>
          <table:table-cell office:value-type="float" office:value="0.0485910129474486">
            <text:p>0.0485910129</text:p>
          </table:table-cell>
          <table:table-cell office:value-type="float" office:value="0.0671646521849379">
            <text:p>0.0671646522</text:p>
          </table:table-cell>
          <table:table-cell office:value-type="float" office:value="1.15034588757723">
            <text:p>1.1503458876</text:p>
          </table:table-cell>
          <table:table-cell office:value-type="float" office:value="1.17469627493302">
            <text:p>1.1746962749</text:p>
          </table:table-cell>
          <table:table-cell office:value-type="float" office:value="1.24391802003341">
            <text:p>1.24391802</text:p>
          </table:table-cell>
          <table:table-cell office:value-type="float" office:value="16.8596732572281">
            <text:p>16.8596732572</text:p>
          </table:table-cell>
          <table:table-cell office:value-type="float" office:value="14.6087585439309">
            <text:p>14.6087585439</text:p>
          </table:table-cell>
          <table:table-cell office:value-type="float" office:value="10.6629376666346">
            <text:p>10.662937666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372">
            <text:p>4372</text:p>
          </table:table-cell>
          <table:table-cell office:value-type="float" office:value="7030">
            <text:p>7030</text:p>
          </table:table-cell>
          <table:table-cell office:value-type="float" office:value="13444">
            <text:p>13444</text:p>
          </table:table-cell>
          <table:table-cell office:value-type="float" office:value="229.75">
            <text:p>229.75</text:p>
          </table:table-cell>
          <table:table-cell office:value-type="float" office:value="591">
            <text:p>591</text:p>
          </table:table-cell>
          <table:table-cell office:value-type="float" office:value="1048.125">
            <text:p>1048.125</text:p>
          </table:table-cell>
          <table:table-cell office:value-type="float" office:value="0.0525503202195791">
            <text:p>0.0525503202</text:p>
          </table:table-cell>
          <table:table-cell office:value-type="float" office:value="0.0840682788051209">
            <text:p>0.0840682788</text:p>
          </table:table-cell>
          <table:table-cell office:value-type="float" office:value="0.077962288009521">
            <text:p>0.077962288</text:p>
          </table:table-cell>
          <table:table-cell office:value-type="float" office:value="1.18933873163268">
            <text:p>1.1893387316</text:p>
          </table:table-cell>
          <table:table-cell office:value-type="float" office:value="1.30809122780038">
            <text:p>1.3080912278</text:p>
          </table:table-cell>
          <table:table-cell office:value-type="float" office:value="1.28478112000262">
            <text:p>1.28478112</text:p>
          </table:table-cell>
          <table:table-cell office:value-type="float" office:value="13.533776290787">
            <text:p>13.5337762908</text:p>
          </table:table-cell>
          <table:table-cell office:value-type="float" office:value="8.5869616940175">
            <text:p>8.586961694</text:p>
          </table:table-cell>
          <table:table-cell office:value-type="float" office:value="9.23303854259922">
            <text:p>9.23303854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510">
            <text:p>4510</text:p>
          </table:table-cell>
          <table:table-cell office:value-type="float" office:value="7898">
            <text:p>7898</text:p>
          </table:table-cell>
          <table:table-cell office:value-type="float" office:value="18946">
            <text:p>18946</text:p>
          </table:table-cell>
          <table:table-cell office:value-type="float" office:value="194">
            <text:p>194</text:p>
          </table:table-cell>
          <table:table-cell office:value-type="float" office:value="440.125">
            <text:p>440.125</text:p>
          </table:table-cell>
          <table:table-cell office:value-type="float" office:value="904.875">
            <text:p>904.875</text:p>
          </table:table-cell>
          <table:table-cell office:value-type="float" office:value="0.0430155210643016">
            <text:p>0.0430155211</text:p>
          </table:table-cell>
          <table:table-cell office:value-type="float" office:value="0.055726133198278">
            <text:p>0.0557261332</text:p>
          </table:table-cell>
          <table:table-cell office:value-type="float" office:value="0.0477607410535205">
            <text:p>0.0477607411</text:p>
          </table:table-cell>
          <table:table-cell office:value-type="float" office:value="1.15418098042782">
            <text:p>1.1541809804</text:p>
          </table:table-cell>
          <table:table-cell office:value-type="float" office:value="1.20112805395959">
            <text:p>1.201128054</text:p>
          </table:table-cell>
          <table:table-cell office:value-type="float" office:value="1.17163352692385">
            <text:p>1.1716335269</text:p>
          </table:table-cell>
          <table:table-cell office:value-type="float" office:value="16.458026429556">
            <text:p>16.4580264296</text:p>
          </table:table-cell>
          <table:table-cell office:value-type="float" office:value="12.7818996031522">
            <text:p>12.7818996032</text:p>
          </table:table-cell>
          <table:table-cell office:value-type="float" office:value="14.8567855107548">
            <text:p>14.856785510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765">
            <text:p>4765</text:p>
          </table:table-cell>
          <table:table-cell office:value-type="float" office:value="8122">
            <text:p>8122</text:p>
          </table:table-cell>
          <table:table-cell office:value-type="float" office:value="14839">
            <text:p>14839</text:p>
          </table:table-cell>
          <table:table-cell office:value-type="float" office:value="168.75">
            <text:p>168.75</text:p>
          </table:table-cell>
          <table:table-cell office:value-type="float" office:value="557.75">
            <text:p>557.75</text:p>
          </table:table-cell>
          <table:table-cell office:value-type="float" office:value="1090.75">
            <text:p>1090.75</text:p>
          </table:table-cell>
          <table:table-cell office:value-type="float" office:value="0.0354144805876181">
            <text:p>0.0354144806</text:p>
          </table:table-cell>
          <table:table-cell office:value-type="float" office:value="0.0686715094804235">
            <text:p>0.0686715095</text:p>
          </table:table-cell>
          <table:table-cell office:value-type="float" office:value="0.0735056270638183">
            <text:p>0.0735056271</text:p>
          </table:table-cell>
          <table:table-cell office:value-type="float" office:value="1.12640888550983">
            <text:p>1.1264088855</text:p>
          </table:table-cell>
          <table:table-cell office:value-type="float" office:value="1.24959320456155">
            <text:p>1.2495932046</text:p>
          </table:table-cell>
          <table:table-cell office:value-type="float" office:value="1.26785972605505">
            <text:p>1.2678597261</text:p>
          </table:table-cell>
          <table:table-cell office:value-type="float" office:value="19.9169860090219">
            <text:p>19.916986009</text:p>
          </table:table-cell>
          <table:table-cell office:value-type="float" office:value="10.4364020624926">
            <text:p>10.4364020625</text:p>
          </table:table-cell>
          <table:table-cell office:value-type="float" office:value="9.77232882861488">
            <text:p>9.772328828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8089">
            <text:p>8089</text:p>
          </table:table-cell>
          <table:table-cell office:value-type="float" office:value="15531">
            <text:p>15531</text:p>
          </table:table-cell>
          <table:table-cell office:value-type="float" office:value="181.875">
            <text:p>181.875</text:p>
          </table:table-cell>
          <table:table-cell office:value-type="float" office:value="630.875">
            <text:p>630.875</text:p>
          </table:table-cell>
          <table:table-cell office:value-type="float" office:value="623">
            <text:p>623</text:p>
          </table:table-cell>
          <table:table-cell office:value-type="float" office:value="0.0395380434782609">
            <text:p>0.0395380435</text:p>
          </table:table-cell>
          <table:table-cell office:value-type="float" office:value="0.0779917171467425">
            <text:p>0.0779917171</text:p>
          </table:table-cell>
          <table:table-cell office:value-type="float" office:value="0.0401133217436096">
            <text:p>0.0401133217</text:p>
          </table:table-cell>
          <table:table-cell office:value-type="float" office:value="1.14144713566281">
            <text:p>1.1414471357</text:p>
          </table:table-cell>
          <table:table-cell office:value-type="float" office:value="1.28489311758285">
            <text:p>1.2848931176</text:p>
          </table:table-cell>
          <table:table-cell office:value-type="float" office:value="1.14355042012199">
            <text:p>1.1435504201</text:p>
          </table:table-cell>
          <table:table-cell office:value-type="float" office:value="17.8754790175365">
            <text:p>17.8754790175</text:p>
          </table:table-cell>
          <table:table-cell office:value-type="float" office:value="9.22968214063627">
            <text:p>9.2296821406</text:p>
          </table:table-cell>
          <table:table-cell office:value-type="float" office:value="17.6240271769964">
            <text:p>17.62402717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110">
            <text:p>5110</text:p>
          </table:table-cell>
          <table:table-cell office:value-type="float" office:value="8864">
            <text:p>8864</text:p>
          </table:table-cell>
          <table:table-cell office:value-type="float" office:value="17487">
            <text:p>17487</text:p>
          </table:table-cell>
          <table:table-cell office:value-type="float" office:value="245.75">
            <text:p>245.75</text:p>
          </table:table-cell>
          <table:table-cell office:value-type="float" office:value="620">
            <text:p>620</text:p>
          </table:table-cell>
          <table:table-cell office:value-type="float" office:value="723.875">
            <text:p>723.875</text:p>
          </table:table-cell>
          <table:table-cell office:value-type="float" office:value="0.0480919765166341">
            <text:p>0.0480919765</text:p>
          </table:table-cell>
          <table:table-cell office:value-type="float" office:value="0.0699458483754513">
            <text:p>0.0699458484</text:p>
          </table:table-cell>
          <table:table-cell office:value-type="float" office:value="0.0413950363126894">
            <text:p>0.0413950363</text:p>
          </table:table-cell>
          <table:table-cell office:value-type="float" office:value="1.17285508069056">
            <text:p>1.1728550807</text:p>
          </table:table-cell>
          <table:table-cell office:value-type="float" office:value="1.2543996158558">
            <text:p>1.2543996159</text:p>
          </table:table-cell>
          <table:table-cell office:value-type="float" office:value="1.14824118319582">
            <text:p>1.1482411832</text:p>
          </table:table-cell>
          <table:table-cell office:value-type="float" office:value="14.7568090137728">
            <text:p>14.7568090138</text:p>
          </table:table-cell>
          <table:table-cell office:value-type="float" office:value="10.2524374176868">
            <text:p>10.2524374177</text:p>
          </table:table-cell>
          <table:table-cell office:value-type="float" office:value="17.0889238876354">
            <text:p>17.088923887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644">
            <text:p>5644</text:p>
          </table:table-cell>
          <table:table-cell office:value-type="float" office:value="10048">
            <text:p>10048</text:p>
          </table:table-cell>
          <table:table-cell office:value-type="float" office:value="19288">
            <text:p>19288</text:p>
          </table:table-cell>
          <table:table-cell office:value-type="float" office:value="311.375">
            <text:p>311.375</text:p>
          </table:table-cell>
          <table:table-cell office:value-type="float" office:value="535.5">
            <text:p>535.5</text:p>
          </table:table-cell>
          <table:table-cell office:value-type="float" office:value="499.125">
            <text:p>499.125</text:p>
          </table:table-cell>
          <table:table-cell office:value-type="float" office:value="0.0551692062367116">
            <text:p>0.0551692062</text:p>
          </table:table-cell>
          <table:table-cell office:value-type="float" office:value="0.0532941878980892">
            <text:p>0.0532941879</text:p>
          </table:table-cell>
          <table:table-cell office:value-type="float" office:value="0.0258774885939444">
            <text:p>0.0258774886</text:p>
          </table:table-cell>
          <table:table-cell office:value-type="float" office:value="1.1990577588094">
            <text:p>1.1990577588</text:p>
          </table:table-cell>
          <table:table-cell office:value-type="float" office:value="1.1920965877522">
            <text:p>1.1920965878</text:p>
          </table:table-cell>
          <table:table-cell office:value-type="float" office:value="1.09188371313403">
            <text:p>1.0918837131</text:p>
          </table:table-cell>
          <table:table-cell office:value-type="float" office:value="12.9074949216779">
            <text:p>12.9074949217</text:p>
          </table:table-cell>
          <table:table-cell office:value-type="float" office:value="13.3496303396435">
            <text:p>13.3496303396</text:p>
          </table:table-cell>
          <table:table-cell office:value-type="float" office:value="27.1308185251787">
            <text:p>27.130818525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5880">
            <text:p>5880</text:p>
          </table:table-cell>
          <table:table-cell office:value-type="float" office:value="10250">
            <text:p>10250</text:p>
          </table:table-cell>
          <table:table-cell office:value-type="float" office:value="18646">
            <text:p>18646</text:p>
          </table:table-cell>
          <table:table-cell office:value-type="float" office:value="334.125">
            <text:p>334.125</text:p>
          </table:table-cell>
          <table:table-cell office:value-type="float" office:value="567.25">
            <text:p>567.25</text:p>
          </table:table-cell>
          <table:table-cell office:value-type="float" office:value="228.375">
            <text:p>228.375</text:p>
          </table:table-cell>
          <table:table-cell office:value-type="float" office:value="0.0568239795918367">
            <text:p>0.0568239796</text:p>
          </table:table-cell>
          <table:table-cell office:value-type="float" office:value="0.0553414634146341">
            <text:p>0.0553414634</text:p>
          </table:table-cell>
          <table:table-cell office:value-type="float" office:value="0.0122479352139869">
            <text:p>0.0122479352</text:p>
          </table:table-cell>
          <table:table-cell office:value-type="float" office:value="1.20521269929847">
            <text:p>1.2052126993</text:p>
          </table:table-cell>
          <table:table-cell office:value-type="float" office:value="1.19969796999405">
            <text:p>1.19969797</text:p>
          </table:table-cell>
          <table:table-cell office:value-type="float" office:value="1.04316179660629">
            <text:p>1.0431617966</text:p>
          </table:table-cell>
          <table:table-cell office:value-type="float" office:value="12.5415270075261">
            <text:p>12.5415270075</text:p>
          </table:table-cell>
          <table:table-cell office:value-type="float" office:value="12.8683784118665">
            <text:p>12.8683784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936">
            <text:p>5936</text:p>
          </table:table-cell>
          <table:table-cell office:value-type="float" office:value="10163">
            <text:p>10163</text:p>
          </table:table-cell>
          <table:table-cell office:value-type="float" office:value="16959">
            <text:p>16959</text:p>
          </table:table-cell>
          <table:table-cell office:value-type="float" office:value="480.375">
            <text:p>480.375</text:p>
          </table:table-cell>
          <table:table-cell office:value-type="float" office:value="181.5">
            <text:p>181.5</text:p>
          </table:table-cell>
          <table:table-cell office:value-type="float" office:value="410.125">
            <text:p>410.125</text:p>
          </table:table-cell>
          <table:table-cell office:value-type="float" office:value="0.0809257075471698">
            <text:p>0.0809257075</text:p>
          </table:table-cell>
          <table:table-cell office:value-type="float" office:value="0.0178588999311227">
            <text:p>0.0178588999</text:p>
          </table:table-cell>
          <table:table-cell office:value-type="float" office:value="0.0241833244884722">
            <text:p>0.0241833245</text:p>
          </table:table-cell>
          <table:table-cell office:value-type="float" office:value="1.29607595789343">
            <text:p>1.2960759579</text:p>
          </table:table-cell>
          <table:table-cell office:value-type="float" office:value="1.06313127276016">
            <text:p>1.0631312728</text:p>
          </table:table-cell>
          <table:table-cell office:value-type="float" office:value="1.08578790874895">
            <text:p>1.0857879087</text:p>
          </table:table-cell>
          <table:table-cell office:value-type="float" office:value="8.90730765899298">
            <text:p>8.907307659</text:p>
          </table:table-cell>
          <table:table-cell office:value-type="float" office:value="0">
            <text:p>0</text:p>
          </table:table-cell>
          <table:table-cell office:value-type="float" office:value="29.0073891006661">
            <text:p>29.007389100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416">
            <text:p>6416</text:p>
          </table:table-cell>
          <table:table-cell office:value-type="float" office:value="11364">
            <text:p>11364</text:p>
          </table:table-cell>
          <table:table-cell office:value-type="float" office:value="18184">
            <text:p>18184</text:p>
          </table:table-cell>
          <table:table-cell office:value-type="float" office:value="461.25">
            <text:p>461.25</text:p>
          </table:table-cell>
          <table:table-cell office:value-type="float" office:value="862.125">
            <text:p>862.125</text:p>
          </table:table-cell>
          <table:table-cell office:value-type="float" office:value="299.25">
            <text:p>299.25</text:p>
          </table:table-cell>
          <table:table-cell office:value-type="float" office:value="0.0718905860349127">
            <text:p>0.071890586</text:p>
          </table:table-cell>
          <table:table-cell office:value-type="float" office:value="0.0758645723336853">
            <text:p>0.0758645723</text:p>
          </table:table-cell>
          <table:table-cell office:value-type="float" office:value="0.0164567751869776">
            <text:p>0.0164567752</text:p>
          </table:table-cell>
          <table:table-cell office:value-type="float" office:value="1.26174683358866">
            <text:p>1.2617468336</text:p>
          </table:table-cell>
          <table:table-cell office:value-type="float" office:value="1.27680665250523">
            <text:p>1.2768066525</text:p>
          </table:table-cell>
          <table:table-cell office:value-type="float" office:value="1.05812953103555">
            <text:p>1.058129531</text:p>
          </table:table-cell>
          <table:table-cell office:value-type="float" office:value="9.98425989139473">
            <text:p>9.9842598914</text:p>
          </table:table-cell>
          <table:table-cell office:value-type="float" office:value="9.47898873257054">
            <text:p>9.4789887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57">
            <text:p>7057</text:p>
          </table:table-cell>
          <table:table-cell office:value-type="float" office:value="12148">
            <text:p>12148</text:p>
          </table:table-cell>
          <table:table-cell office:value-type="float" office:value="17884">
            <text:p>17884</text:p>
          </table:table-cell>
          <table:table-cell office:value-type="float" office:value="515">
            <text:p>515</text:p>
          </table:table-cell>
          <table:table-cell office:value-type="float" office:value="893">
            <text:p>893</text:p>
          </table:table-cell>
          <table:table-cell office:value-type="float" office:value="574">
            <text:p>574</text:p>
          </table:table-cell>
          <table:table-cell office:value-type="float" office:value="0.0729771857729914">
            <text:p>0.0729771858</text:p>
          </table:table-cell>
          <table:table-cell office:value-type="float" office:value="0.0735100428054001">
            <text:p>0.0735100428</text:p>
          </table:table-cell>
          <table:table-cell office:value-type="float" office:value="0.0320957280250503">
            <text:p>0.032095728</text:p>
          </table:table-cell>
          <table:table-cell office:value-type="float" office:value="1.26585846270643">
            <text:p>1.2658584627</text:p>
          </table:table-cell>
          <table:table-cell office:value-type="float" office:value="1.26787645354967">
            <text:p>1.2678764535</text:p>
          </table:table-cell>
          <table:table-cell office:value-type="float" office:value="1.11435411417229">
            <text:p>1.1143541142</text:p>
          </table:table-cell>
          <table:table-cell office:value-type="float" office:value="9.84064056333591">
            <text:p>9.8406405633</text:p>
          </table:table-cell>
          <table:table-cell office:value-type="float" office:value="9.77176214072833">
            <text:p>9.7717621407</text:p>
          </table:table-cell>
          <table:table-cell office:value-type="float" office:value="21.9409930395492">
            <text:p>21.940993039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7438">
            <text:p>7438</text:p>
          </table:table-cell>
          <table:table-cell office:value-type="float" office:value="12354">
            <text:p>12354</text:p>
          </table:table-cell>
          <table:table-cell office:value-type="float" office:value="17962">
            <text:p>17962</text:p>
          </table:table-cell>
          <table:table-cell office:value-type="float" office:value="482.75">
            <text:p>482.75</text:p>
          </table:table-cell>
          <table:table-cell office:value-type="float" office:value="204.75">
            <text:p>204.75</text:p>
          </table:table-cell>
          <table:table-cell office:value-type="float" office:value="310">
            <text:p>310</text:p>
          </table:table-cell>
          <table:table-cell office:value-type="float" office:value="0.0649031997848884">
            <text:p>0.0649031998</text:p>
          </table:table-cell>
          <table:table-cell office:value-type="float" office:value="0.0165735794074794">
            <text:p>0.0165735794</text:p>
          </table:table-cell>
          <table:table-cell office:value-type="float" office:value="0.0172586571651264">
            <text:p>0.0172586572</text:p>
          </table:table-cell>
          <table:table-cell office:value-type="float" office:value="1.23541755291805">
            <text:p>1.2354175529</text:p>
          </table:table-cell>
          <table:table-cell office:value-type="float" office:value="1.05854590765355">
            <text:p>1.0585459077</text:p>
          </table:table-cell>
          <table:table-cell office:value-type="float" office:value="1.06098910812234">
            <text:p>1.0609891081</text:p>
          </table:table-cell>
          <table:table-cell office:value-type="float" office:value="11.0226488749879">
            <text:p>11.022648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8260">
            <text:p>8260</text:p>
          </table:table-cell>
          <table:table-cell office:value-type="float" office:value="12202">
            <text:p>12202</text:p>
          </table:table-cell>
          <table:table-cell office:value-type="float" office:value="17977">
            <text:p>17977</text:p>
          </table:table-cell>
          <table:table-cell office:value-type="float" office:value="389.875">
            <text:p>389.875</text:p>
          </table:table-cell>
          <table:table-cell office:value-type="float" office:value="257.75">
            <text:p>257.75</text:p>
          </table:table-cell>
          <table:table-cell office:value-type="float" office:value="307.5">
            <text:p>307.5</text:p>
          </table:table-cell>
          <table:table-cell office:value-type="float" office:value="0.0472003631961259">
            <text:p>0.0472003632</text:p>
          </table:table-cell>
          <table:table-cell office:value-type="float" office:value="0.0211235862973283">
            <text:p>0.0211235863</text:p>
          </table:table-cell>
          <table:table-cell office:value-type="float" office:value="0.0171051899649552">
            <text:p>0.01710519</text:p>
          </table:table-cell>
          <table:table-cell office:value-type="float" office:value="1.1695679047867">
            <text:p>1.1695679048</text:p>
          </table:table-cell>
          <table:table-cell office:value-type="float" office:value="1.07480711560085">
            <text:p>1.0748071156</text:p>
          </table:table-cell>
          <table:table-cell office:value-type="float" office:value="1.06044163642387">
            <text:p>1.0604416364</text:p>
          </table:table-cell>
          <table:table-cell office:value-type="float" office:value="15.0291182945419">
            <text:p>15.0291182945</text:p>
          </table:table-cell>
          <table:table-cell office:value-type="float" office:value="33.1592629494947">
            <text:p>33.1592629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902">
            <text:p>8902</text:p>
          </table:table-cell>
          <table:table-cell office:value-type="float" office:value="12570">
            <text:p>12570</text:p>
          </table:table-cell>
          <table:table-cell office:value-type="float" office:value="20250">
            <text:p>20250</text:p>
          </table:table-cell>
          <table:table-cell office:value-type="float" office:value="361.25">
            <text:p>361.25</text:p>
          </table:table-cell>
          <table:table-cell office:value-type="float" office:value="213.75">
            <text:p>213.75</text:p>
          </table:table-cell>
          <table:table-cell office:value-type="float" office:value="294.625">
            <text:p>294.625</text:p>
          </table:table-cell>
          <table:table-cell office:value-type="float" office:value="0.0405807683666592">
            <text:p>0.0405807684</text:p>
          </table:table-cell>
          <table:table-cell office:value-type="float" office:value="0.0170047732696897">
            <text:p>0.0170047733</text:p>
          </table:table-cell>
          <table:table-cell office:value-type="float" office:value="0.0145493827160494">
            <text:p>0.0145493827</text:p>
          </table:table-cell>
          <table:table-cell office:value-type="float" office:value="1.14526041485531">
            <text:p>1.1452604149</text:p>
          </table:table-cell>
          <table:table-cell office:value-type="float" office:value="1.06008346457926">
            <text:p>1.0600834646</text:p>
          </table:table-cell>
          <table:table-cell office:value-type="float" office:value="1.05133774119951">
            <text:p>1.0513377412</text:p>
          </table:table-cell>
          <table:table-cell office:value-type="float" office:value="17.4249574526167">
            <text:p>17.42495745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9554">
            <text:p>9554</text:p>
          </table:table-cell>
          <table:table-cell office:value-type="float" office:value="12981">
            <text:p>12981</text:p>
          </table:table-cell>
          <table:table-cell office:value-type="float" office:value="20712">
            <text:p>20712</text:p>
          </table:table-cell>
          <table:table-cell office:value-type="float" office:value="134.25">
            <text:p>134.25</text:p>
          </table:table-cell>
          <table:table-cell office:value-type="float" office:value="116.25">
            <text:p>116.25</text:p>
          </table:table-cell>
          <table:table-cell office:value-type="float" office:value="-34.75">
            <text:p>-34.75</text:p>
          </table:table-cell>
          <table:table-cell office:value-type="float" office:value="0.0140517060916893">
            <text:p>0.0140517061</text:p>
          </table:table-cell>
          <table:table-cell office:value-type="float" office:value="0.00895539634850936">
            <text:p>0.0089553963</text:p>
          </table:table-cell>
          <table:table-cell office:value-type="float" office:value="-0.00167777134028582">
            <text:p>-0.0016777713</text:p>
          </table:table-cell>
          <table:table-cell office:value-type="float" office:value="1.04956797419132">
            <text:p>1.0495679742</text:p>
          </table:table-cell>
          <table:table-cell office:value-type="float" office:value="1.03150107750235">
            <text:p>1.0315010775</text:p>
          </table:table-cell>
          <table:table-cell office:value-type="float" office:value="0.994133317545673">
            <text:p>0.9941333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217">
            <text:p>9217</text:p>
          </table:table-cell>
          <table:table-cell office:value-type="float" office:value="12697">
            <text:p>12697</text:p>
          </table:table-cell>
          <table:table-cell office:value-type="float" office:value="20038">
            <text:p>20038</text:p>
          </table:table-cell>
          <table:table-cell office:value-type="float" office:value="137.875">
            <text:p>137.875</text:p>
          </table:table-cell>
          <table:table-cell office:value-type="float" office:value="206.875">
            <text:p>206.875</text:p>
          </table:table-cell>
          <table:table-cell office:value-type="float" office:value="-201.125">
            <text:p>-201.125</text:p>
          </table:table-cell>
          <table:table-cell office:value-type="float" office:value="0.0149587718346534">
            <text:p>0.0149587718</text:p>
          </table:table-cell>
          <table:table-cell office:value-type="float" office:value="0.0162932188705994">
            <text:p>0.0162932189</text:p>
          </table:table-cell>
          <table:table-cell office:value-type="float" office:value="-0.0100371793592175">
            <text:p>-0.0100371794</text:p>
          </table:table-cell>
          <table:table-cell office:value-type="float" office:value="1.0527942805367">
            <text:p>1.0527942805</text:p>
          </table:table-cell>
          <table:table-cell office:value-type="float" office:value="1.05754658525018">
            <text:p>1.0575465853</text:p>
          </table:table-cell>
          <table:table-cell office:value-type="float" office:value="0.965067332382937">
            <text:p>0.9650673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118">
            <text:p>9118</text:p>
          </table:table-cell>
          <table:table-cell office:value-type="float" office:value="12522">
            <text:p>12522</text:p>
          </table:table-cell>
          <table:table-cell office:value-type="float" office:value="20183">
            <text:p>20183</text:p>
          </table:table-cell>
          <table:table-cell office:value-type="float" office:value="179.25">
            <text:p>179.25</text:p>
          </table:table-cell>
          <table:table-cell office:value-type="float" office:value="221.625">
            <text:p>221.625</text:p>
          </table:table-cell>
          <table:table-cell office:value-type="float" office:value="-243.375">
            <text:p>-243.375</text:p>
          </table:table-cell>
          <table:table-cell office:value-type="float" office:value="0.0196589164290415">
            <text:p>0.0196589164</text:p>
          </table:table-cell>
          <table:table-cell office:value-type="float" office:value="0.0176988500239578">
            <text:p>0.01769885</text:p>
          </table:table-cell>
          <table:table-cell office:value-type="float" office:value="-0.0120584154981915">
            <text:p>-0.0120584155</text:p>
          </table:table-cell>
          <table:table-cell office:value-type="float" office:value="1.06956369457217">
            <text:p>1.0695636946</text:p>
          </table:table-cell>
          <table:table-cell office:value-type="float" office:value="1.06255994369651">
            <text:p>1.0625599437</text:p>
          </table:table-cell>
          <table:table-cell office:value-type="float" office:value="0.958080540309611">
            <text:p>0.9580805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9306">
            <text:p>9306</text:p>
          </table:table-cell>
          <table:table-cell office:value-type="float" office:value="13952">
            <text:p>13952</text:p>
          </table:table-cell>
          <table:table-cell office:value-type="float" office:value="20289">
            <text:p>20289</text:p>
          </table:table-cell>
          <table:table-cell office:value-type="float" office:value="202.25">
            <text:p>202.25</text:p>
          </table:table-cell>
          <table:table-cell office:value-type="float" office:value="-618.5">
            <text:p>-618.5</text:p>
          </table:table-cell>
          <table:table-cell office:value-type="float" office:value="-387">
            <text:p>-387</text:p>
          </table:table-cell>
          <table:table-cell office:value-type="float" office:value="0.0217332903503116">
            <text:p>0.0217332904</text:p>
          </table:table-cell>
          <table:table-cell office:value-type="float" office:value="-0.0443305619266055">
            <text:p>-0.0443305619</text:p>
          </table:table-cell>
          <table:table-cell office:value-type="float" office:value="-0.0190743752772438">
            <text:p>-0.0190743753</text:p>
          </table:table-cell>
          <table:table-cell office:value-type="float" office:value="1.07699229460861">
            <text:p>1.0769922946</text:p>
          </table:table-cell>
          <table:table-cell office:value-type="float" office:value="0.848694822749509">
            <text:p>0.8486948227</text:p>
          </table:table-cell>
          <table:table-cell office:value-type="float" office:value="0.933952796842392">
            <text:p>0.9339527968</text:p>
          </table:table-cell>
          <table:table-cell office:value-type="float" office:value="32.2386699389557">
            <text:p>32.238669939</text:p>
          </table:table-cell>
          <table:table-cell office:value-type="float" office:value="-15.2866836275429">
            <text:p>-15.2866836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9554">
            <text:p>9554</text:p>
          </table:table-cell>
          <table:table-cell office:value-type="float" office:value="12724">
            <text:p>12724</text:p>
          </table:table-cell>
          <table:table-cell office:value-type="float" office:value="19930">
            <text:p>19930</text:p>
          </table:table-cell>
          <table:table-cell office:value-type="float" office:value="134.25">
            <text:p>134.25</text:p>
          </table:table-cell>
          <table:table-cell office:value-type="float" office:value="-184.125">
            <text:p>-184.125</text:p>
          </table:table-cell>
          <table:table-cell office:value-type="float" office:value="-36.75">
            <text:p>-36.75</text:p>
          </table:table-cell>
          <table:table-cell office:value-type="float" office:value="0.0140517060916893">
            <text:p>0.0140517061</text:p>
          </table:table-cell>
          <table:table-cell office:value-type="float" office:value="-0.014470685319082">
            <text:p>-0.0144706853</text:p>
          </table:table-cell>
          <table:table-cell office:value-type="float" office:value="-0.00184395383843452">
            <text:p>-0.0018439538</text:p>
          </table:table-cell>
          <table:table-cell office:value-type="float" office:value="1.04956797419132">
            <text:p>1.0495679742</text:p>
          </table:table-cell>
          <table:table-cell office:value-type="float" office:value="0.949763026821076">
            <text:p>0.9497630268</text:p>
          </table:table-cell>
          <table:table-cell office:value-type="float" office:value="0.993552825890365">
            <text:p>0.99355282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405">
            <text:p>8405</text:p>
          </table:table-cell>
          <table:table-cell office:value-type="float" office:value="11795">
            <text:p>11795</text:p>
          </table:table-cell>
          <table:table-cell office:value-type="float" office:value="19656">
            <text:p>19656</text:p>
          </table:table-cell>
          <table:table-cell office:value-type="float" office:value="-508.25">
            <text:p>-508.25</text:p>
          </table:table-cell>
          <table:table-cell office:value-type="float" office:value="126.5">
            <text:p>126.5</text:p>
          </table:table-cell>
          <table:table-cell office:value-type="float" office:value="-266.75">
            <text:p>-266.75</text:p>
          </table:table-cell>
          <table:table-cell office:value-type="float" office:value="-0.0604699583581202">
            <text:p>-0.0604699584</text:p>
          </table:table-cell>
          <table:table-cell office:value-type="float" office:value="0.0107248834251802">
            <text:p>0.0107248834</text:p>
          </table:table-cell>
          <table:table-cell office:value-type="float" office:value="-0.0135709198209198">
            <text:p>-0.0135709198</text:p>
          </table:table-cell>
          <table:table-cell office:value-type="float" office:value="0.795522112839692">
            <text:p>0.7955221128</text:p>
          </table:table-cell>
          <table:table-cell office:value-type="float" office:value="1.03776253731212">
            <text:p>1.0377625373</text:p>
          </table:table-cell>
          <table:table-cell office:value-type="float" office:value="0.952862753561761">
            <text:p>0.9528627536</text:p>
          </table:table-cell>
          <table:table-cell office:value-type="float" office:value="-11.1124937434648">
            <text:p>-11.1124937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7136">
            <text:p>7136</text:p>
          </table:table-cell>
          <table:table-cell office:value-type="float" office:value="12266">
            <text:p>12266</text:p>
          </table:table-cell>
          <table:table-cell office:value-type="float" office:value="19968">
            <text:p>19968</text:p>
          </table:table-cell>
          <table:table-cell office:value-type="float" office:value="-498">
            <text:p>-498</text:p>
          </table:table-cell>
          <table:table-cell office:value-type="float" office:value="290.625">
            <text:p>290.625</text:p>
          </table:table-cell>
          <table:table-cell office:value-type="float" office:value="-446.625">
            <text:p>-446.625</text:p>
          </table:table-cell>
          <table:table-cell office:value-type="float" office:value="-0.0697869955156951">
            <text:p>-0.0697869955</text:p>
          </table:table-cell>
          <table:table-cell office:value-type="float" office:value="0.0236935431273439">
            <text:p>0.0236935431</text:p>
          </table:table-cell>
          <table:table-cell office:value-type="float" office:value="-0.0223670372596154">
            <text:p>-0.0223670373</text:p>
          </table:table-cell>
          <table:table-cell office:value-type="float" office:value="0.765291156191558">
            <text:p>0.7652911562</text:p>
          </table:table-cell>
          <table:table-cell office:value-type="float" office:value="1.08402771355812">
            <text:p>1.0840277136</text:p>
          </table:table-cell>
          <table:table-cell office:value-type="float" office:value="0.922695926928661">
            <text:p>0.9226959269</text:p>
          </table:table-cell>
          <table:table-cell office:value-type="float" office:value="-9.58157401914281">
            <text:p>-9.5815740191</text:p>
          </table:table-cell>
          <table:table-cell office:value-type="float" office:value="29.5999076529781">
            <text:p>29.599907653</text:p>
          </table:table-cell>
          <table:table-cell office:value-type="float" office:value="-30.6417932250873">
            <text:p>-30.641793225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104">
            <text:p>7104</text:p>
          </table:table-cell>
          <table:table-cell office:value-type="float" office:value="13328">
            <text:p>13328</text:p>
          </table:table-cell>
          <table:table-cell office:value-type="float" office:value="19333">
            <text:p>19333</text:p>
          </table:table-cell>
          <table:table-cell office:value-type="float" office:value="-379.25">
            <text:p>-379.25</text:p>
          </table:table-cell>
          <table:table-cell office:value-type="float" office:value="209.75">
            <text:p>209.75</text:p>
          </table:table-cell>
          <table:table-cell office:value-type="float" office:value="-421.375">
            <text:p>-421.375</text:p>
          </table:table-cell>
          <table:table-cell office:value-type="float" office:value="-0.0533854166666667">
            <text:p>-0.0533854167</text:p>
          </table:table-cell>
          <table:table-cell office:value-type="float" office:value="0.0157375450180072">
            <text:p>0.015737545</text:p>
          </table:table-cell>
          <table:table-cell office:value-type="float" office:value="-0.0217956344074898">
            <text:p>-0.0217956344</text:p>
          </table:table-cell>
          <table:table-cell office:value-type="float" office:value="0.818737046983507">
            <text:p>0.818737047</text:p>
          </table:table-cell>
          <table:table-cell office:value-type="float" office:value="1.05556684139649">
            <text:p>1.0555668414</text:p>
          </table:table-cell>
          <table:table-cell office:value-type="float" office:value="0.924646376945067">
            <text:p>0.9246463769</text:p>
          </table:table-cell>
          <table:table-cell office:value-type="float" office:value="-12.6340876566781">
            <text:p>-12.6340876567</text:p>
          </table:table-cell>
          <table:table-cell office:value-type="float" office:value="0">
            <text:p>0</text:p>
          </table:table-cell>
          <table:table-cell office:value-type="float" office:value="-31.4542643402696">
            <text:p>-31.454264340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8336">
            <text:p>8336</text:p>
          </table:table-cell>
          <table:table-cell office:value-type="float" office:value="13320">
            <text:p>13320</text:p>
          </table:table-cell>
          <table:table-cell office:value-type="float" office:value="20661">
            <text:p>20661</text:p>
          </table:table-cell>
          <table:table-cell office:value-type="float" office:value="-233.375">
            <text:p>-233.375</text:p>
          </table:table-cell>
          <table:table-cell office:value-type="float" office:value="539.5">
            <text:p>539.5</text:p>
          </table:table-cell>
          <table:table-cell office:value-type="float" office:value="1981.125">
            <text:p>1981.125</text:p>
          </table:table-cell>
          <table:table-cell office:value-type="float" office:value="-0.0279960412667946">
            <text:p>-0.0279960413</text:p>
          </table:table-cell>
          <table:table-cell office:value-type="float" office:value="0.040503003003003">
            <text:p>0.040503003</text:p>
          </table:table-cell>
          <table:table-cell office:value-type="float" office:value="0.0958871787425584">
            <text:p>0.0958871787</text:p>
          </table:table-cell>
          <table:table-cell office:value-type="float" office:value="0.903550061086378">
            <text:p>0.9035500611</text:p>
          </table:table-cell>
          <table:table-cell office:value-type="float" office:value="1.14497587728494">
            <text:p>1.1449758773</text:p>
          </table:table-cell>
          <table:table-cell office:value-type="float" office:value="1.35362605365148">
            <text:p>1.3536260537</text:p>
          </table:table-cell>
          <table:table-cell office:value-type="float" office:value="-24.4105431730778">
            <text:p>-24.4105431731</text:p>
          </table:table-cell>
          <table:table-cell office:value-type="float" office:value="17.4577565081198">
            <text:p>17.4577565081</text:p>
          </table:table-cell>
          <table:table-cell office:value-type="float" office:value="7.57006391734458">
            <text:p>7.570063917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7120">
            <text:p>7120</text:p>
          </table:table-cell>
          <table:table-cell office:value-type="float" office:value="13060">
            <text:p>13060</text:p>
          </table:table-cell>
          <table:table-cell office:value-type="float" office:value="23998">
            <text:p>23998</text:p>
          </table:table-cell>
          <table:table-cell office:value-type="float" office:value="-68.625">
            <text:p>-68.625</text:p>
          </table:table-cell>
          <table:table-cell office:value-type="float" office:value="-217.125">
            <text:p>-217.125</text:p>
          </table:table-cell>
          <table:table-cell office:value-type="float" office:value="2136.875">
            <text:p>2136.875</text:p>
          </table:table-cell>
          <table:table-cell office:value-type="float" office:value="-0.00963834269662921">
            <text:p>-0.0096383427</text:p>
          </table:table-cell>
          <table:table-cell office:value-type="float" office:value="-0.016625191424196">
            <text:p>-0.0166251914</text:p>
          </table:table-cell>
          <table:table-cell office:value-type="float" office:value="0.0890438786565547">
            <text:p>0.0890438787</text:p>
          </table:table-cell>
          <table:table-cell office:value-type="float" office:value="0.966447879955676">
            <text:p>0.96644788</text:p>
          </table:table-cell>
          <table:table-cell office:value-type="float" office:value="0.942353568115501">
            <text:p>0.9423535681</text:p>
          </table:table-cell>
          <table:table-cell office:value-type="float" office:value="1.3271940474573">
            <text:p>1.3271940475</text:p>
          </table:table-cell>
          <table:table-cell table:number-columns-repeated="2" office:value-type="float" office:value="0">
            <text:p>0</text:p>
          </table:table-cell>
          <table:table-cell office:value-type="float" office:value="8.12597980578776">
            <text:p>8.125979805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93">
            <text:p>193</text:p>
          </table:table-cell>
          <table:table-cell office:value-type="float" office:value="6945">
            <text:p>6945</text:p>
          </table:table-cell>
          <table:table-cell office:value-type="float" office:value="12501">
            <text:p>12501</text:p>
          </table:table-cell>
          <table:table-cell office:value-type="float" office:value="24424">
            <text:p>24424</text:p>
          </table:table-cell>
          <table:table-cell office:value-type="float" office:value="-363.25">
            <text:p>-363.25</text:p>
          </table:table-cell>
          <table:table-cell office:value-type="float" office:value="313.875">
            <text:p>313.875</text:p>
          </table:table-cell>
          <table:table-cell office:value-type="float" office:value="1952.5">
            <text:p>1952.5</text:p>
          </table:table-cell>
          <table:table-cell office:value-type="float" office:value="-0.0523038156947444">
            <text:p>-0.0523038157</text:p>
          </table:table-cell>
          <table:table-cell office:value-type="float" office:value="0.0251079913606911">
            <text:p>0.0251079914</text:p>
          </table:table-cell>
          <table:table-cell office:value-type="float" office:value="0.0799418604651163">
            <text:p>0.0799418605</text:p>
          </table:table-cell>
          <table:table-cell office:value-type="float" office:value="0.822298595775405">
            <text:p>0.8222985958</text:p>
          </table:table-cell>
          <table:table-cell office:value-type="float" office:value="1.08911357577355">
            <text:p>1.0891135758</text:p>
          </table:table-cell>
          <table:table-cell office:value-type="float" office:value="1.29232228569497">
            <text:p>1.2923222857</text:p>
          </table:table-cell>
          <table:table-cell office:value-type="float" office:value="-12.902648804851">
            <text:p>-12.9026488049</text:p>
          </table:table-cell>
          <table:table-cell office:value-type="float" office:value="27.9517773129238">
            <text:p>27.9517773129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1">
            <text:p>211</text:p>
          </table:table-cell>
          <table:table-cell office:value-type="float" office:value="7104">
            <text:p>7104</text:p>
          </table:table-cell>
          <table:table-cell office:value-type="float" office:value="13208">
            <text:p>13208</text:p>
          </table:table-cell>
          <table:table-cell office:value-type="float" office:value="30104">
            <text:p>30104</text:p>
          </table:table-cell>
          <table:table-cell office:value-type="float" office:value="-379.25">
            <text:p>-379.25</text:p>
          </table:table-cell>
          <table:table-cell office:value-type="float" office:value="-616.875">
            <text:p>-616.875</text:p>
          </table:table-cell>
          <table:table-cell office:value-type="float" office:value="2422.875">
            <text:p>2422.875</text:p>
          </table:table-cell>
          <table:table-cell office:value-type="float" office:value="-0.0533854166666667">
            <text:p>-0.0533854167</text:p>
          </table:table-cell>
          <table:table-cell office:value-type="float" office:value="-0.0467046486977589">
            <text:p>-0.0467046487</text:p>
          </table:table-cell>
          <table:table-cell office:value-type="float" office:value="0.0804834905660377">
            <text:p>0.0804834906</text:p>
          </table:table-cell>
          <table:table-cell office:value-type="float" office:value="0.818737046983507">
            <text:p>0.818737047</text:p>
          </table:table-cell>
          <table:table-cell office:value-type="float" office:value="0.840809125009407">
            <text:p>0.840809125</text:p>
          </table:table-cell>
          <table:table-cell office:value-type="float" office:value="1.29438829779837">
            <text:p>1.2943882978</text:p>
          </table:table-cell>
          <table:table-cell office:value-type="float" office:value="-12.6340876566781">
            <text:p>-12.6340876567</text:p>
          </table:table-cell>
          <table:table-cell office:value-type="float" office:value="-14.4917384252458">
            <text:p>-14.4917384252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7590">
            <text:p>7590</text:p>
          </table:table-cell>
          <table:table-cell office:value-type="float" office:value="12857">
            <text:p>12857</text:p>
          </table:table-cell>
          <table:table-cell office:value-type="float" office:value="32731">
            <text:p>32731</text:p>
          </table:table-cell>
          <table:table-cell office:value-type="float" office:value="-239.25">
            <text:p>-239.25</text:p>
          </table:table-cell>
          <table:table-cell office:value-type="float" office:value="69.75">
            <text:p>69.75</text:p>
          </table:table-cell>
          <table:table-cell office:value-type="float" office:value="1366.75">
            <text:p>1366.75</text:p>
          </table:table-cell>
          <table:table-cell office:value-type="float" office:value="-0.0315217391304348">
            <text:p>-0.0315217391</text:p>
          </table:table-cell>
          <table:table-cell office:value-type="float" office:value="0.00542506027844754">
            <text:p>0.0054250603</text:p>
          </table:table-cell>
          <table:table-cell office:value-type="float" office:value="0.0417570498915401">
            <text:p>0.0417570499</text:p>
          </table:table-cell>
          <table:table-cell office:value-type="float" office:value="0.89162140831758">
            <text:p>0.8916214083</text:p>
          </table:table-cell>
          <table:table-cell office:value-type="float" office:value="1.01904539628145">
            <text:p>1.0190453963</text:p>
          </table:table-cell>
          <table:table-cell office:value-type="float" office:value="1.14956723100305">
            <text:p>1.149567231</text:p>
          </table:table-cell>
          <table:table-cell office:value-type="float" office:value="-21.6410731223444">
            <text:p>-21.6410731223</text:p>
          </table:table-cell>
          <table:table-cell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4">
            <text:p>224</text:p>
          </table:table-cell>
          <table:table-cell office:value-type="float" office:value="7120">
            <text:p>7120</text:p>
          </table:table-cell>
          <table:table-cell office:value-type="float" office:value="12015">
            <text:p>12015</text:p>
          </table:table-cell>
          <table:table-cell office:value-type="float" office:value="31666">
            <text:p>31666</text:p>
          </table:table-cell>
          <table:table-cell office:value-type="float" office:value="-68.625">
            <text:p>-68.625</text:p>
          </table:table-cell>
          <table:table-cell office:value-type="float" office:value="-103.5">
            <text:p>-103.5</text:p>
          </table:table-cell>
          <table:table-cell office:value-type="float" office:value="1109.375">
            <text:p>1109.375</text:p>
          </table:table-cell>
          <table:table-cell office:value-type="float" office:value="-0.00963834269662921">
            <text:p>-0.0096383427</text:p>
          </table:table-cell>
          <table:table-cell office:value-type="float" office:value="-0.00861423220973783">
            <text:p>-0.0086142322</text:p>
          </table:table-cell>
          <table:table-cell office:value-type="float" office:value="0.0350336322869955">
            <text:p>0.0350336323</text:p>
          </table:table-cell>
          <table:table-cell office:value-type="float" office:value="0.966447879955676">
            <text:p>0.96644788</text:p>
          </table:table-cell>
          <table:table-cell office:value-type="float" office:value="0.969995629059182">
            <text:p>0.9699956291</text:p>
          </table:table-cell>
          <table:table-cell office:value-type="float" office:value="1.12502332957128">
            <text:p>1.12502332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48">
            <text:p>248</text:p>
          </table:table-cell>
          <table:table-cell office:value-type="float" office:value="6945">
            <text:p>6945</text:p>
          </table:table-cell>
          <table:table-cell office:value-type="float" office:value="11988">
            <text:p>11988</text:p>
          </table:table-cell>
          <table:table-cell office:value-type="float" office:value="31524">
            <text:p>31524</text:p>
          </table:table-cell>
          <table:table-cell office:value-type="float" office:value="-363.25">
            <text:p>-363.25</text:p>
          </table:table-cell>
          <table:table-cell office:value-type="float" office:value="-589.375">
            <text:p>-589.375</text:p>
          </table:table-cell>
          <table:table-cell office:value-type="float" office:value="1455.5">
            <text:p>1455.5</text:p>
          </table:table-cell>
          <table:table-cell office:value-type="float" office:value="-0.0523038156947444">
            <text:p>-0.0523038157</text:p>
          </table:table-cell>
          <table:table-cell office:value-type="float" office:value="-0.0491637470804137">
            <text:p>-0.0491637471</text:p>
          </table:table-cell>
          <table:table-cell office:value-type="float" office:value="0.0461711711711712">
            <text:p>0.0461711712</text:p>
          </table:table-cell>
          <table:table-cell office:value-type="float" office:value="0.822298595775405">
            <text:p>0.8222985958</text:p>
          </table:table-cell>
          <table:table-cell office:value-type="float" office:value="0.832664350311446">
            <text:p>0.8326643503</text:p>
          </table:table-cell>
          <table:table-cell office:value-type="float" office:value="1.16577738211184">
            <text:p>1.1657773821</text:p>
          </table:table-cell>
          <table:table-cell office:value-type="float" office:value="-12.902648804851">
            <text:p>-12.9026488049</text:p>
          </table:table-cell>
          <table:table-cell office:value-type="float" office:value="-13.7492605006409">
            <text:p>-13.7492605006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6669">
            <text:p>6669</text:p>
          </table:table-cell>
          <table:table-cell office:value-type="float" office:value="12036">
            <text:p>12036</text:p>
          </table:table-cell>
          <table:table-cell office:value-type="float" office:value="36991">
            <text:p>36991</text:p>
          </table:table-cell>
          <table:table-cell office:value-type="float" office:value="-370.75">
            <text:p>-370.75</text:p>
          </table:table-cell>
          <table:table-cell office:value-type="float" office:value="303.875">
            <text:p>303.875</text:p>
          </table:table-cell>
          <table:table-cell office:value-type="float" office:value="727.75">
            <text:p>727.75</text:p>
          </table:table-cell>
          <table:table-cell office:value-type="float" office:value="-0.0555930424351477">
            <text:p>-0.0555930424</text:p>
          </table:table-cell>
          <table:table-cell office:value-type="float" office:value="0.0252471751412429">
            <text:p>0.0252471751</text:p>
          </table:table-cell>
          <table:table-cell office:value-type="float" office:value="0.0196737044145873">
            <text:p>0.0196737044</text:p>
          </table:table-cell>
          <table:table-cell office:value-type="float" office:value="0.811481900756687">
            <text:p>0.8114819008</text:p>
          </table:table-cell>
          <table:table-cell office:value-type="float" office:value="1.08961445590547">
            <text:p>1.0896144559</text:p>
          </table:table-cell>
          <table:table-cell office:value-type="float" office:value="1.06961659255603">
            <text:p>1.0696165926</text:p>
          </table:table-cell>
          <table:table-cell office:value-type="float" office:value="-12.1183588329408">
            <text:p>-12.1183588329</text:p>
          </table:table-cell>
          <table:table-cell office:value-type="float" office:value="27.7995783463528">
            <text:p>27.7995783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6630">
            <text:p>6630</text:p>
          </table:table-cell>
          <table:table-cell office:value-type="float" office:value="12121">
            <text:p>12121</text:p>
          </table:table-cell>
          <table:table-cell office:value-type="float" office:value="31595">
            <text:p>31595</text:p>
          </table:table-cell>
          <table:table-cell office:value-type="float" office:value="-206.125">
            <text:p>-206.125</text:p>
          </table:table-cell>
          <table:table-cell office:value-type="float" office:value="286.875">
            <text:p>286.875</text:p>
          </table:table-cell>
          <table:table-cell office:value-type="float" office:value="266.25">
            <text:p>266.25</text:p>
          </table:table-cell>
          <table:table-cell office:value-type="float" office:value="-0.0310897435897436">
            <text:p>-0.0310897436</text:p>
          </table:table-cell>
          <table:table-cell office:value-type="float" office:value="0.0236676016830295">
            <text:p>0.0236676017</text:p>
          </table:table-cell>
          <table:table-cell office:value-type="float" office:value="0.00842696629213483">
            <text:p>0.0084269663</text:p>
          </table:table-cell>
          <table:table-cell office:value-type="float" office:value="0.893080378862591">
            <text:p>0.8930803789</text:p>
          </table:table-cell>
          <table:table-cell office:value-type="float" office:value="1.08393451041468">
            <text:p>1.0839345104</text:p>
          </table:table-cell>
          <table:table-cell office:value-type="float" office:value="1.02963356899381">
            <text:p>1.029633569</text:p>
          </table:table-cell>
          <table:table-cell office:value-type="float" office:value="-21.9466454513849">
            <text:p>-21.9466454514</text:p>
          </table:table-cell>
          <table:table-cell office:value-type="float" office:value="29.6319744199748">
            <text:p>29.63197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6734">
            <text:p>6734</text:p>
          </table:table-cell>
          <table:table-cell office:value-type="float" office:value="12376">
            <text:p>12376</text:p>
          </table:table-cell>
          <table:table-cell office:value-type="float" office:value="33033">
            <text:p>33033</text:p>
          </table:table-cell>
          <table:table-cell office:value-type="float" office:value="-13.5">
            <text:p>-13.5</text:p>
          </table:table-cell>
          <table:table-cell office:value-type="float" office:value="412.75">
            <text:p>412.75</text:p>
          </table:table-cell>
          <table:table-cell office:value-type="float" office:value="1443">
            <text:p>1443</text:p>
          </table:table-cell>
          <table:table-cell office:value-type="float" office:value="-0.002004752004752">
            <text:p>-0.002004752</text:p>
          </table:table-cell>
          <table:table-cell office:value-type="float" office:value="0.0333508403361345">
            <text:p>0.0333508403</text:p>
          </table:table-cell>
          <table:table-cell office:value-type="float" office:value="0.0436835891381346">
            <text:p>0.0436835891</text:p>
          </table:table-cell>
          <table:table-cell office:value-type="float" office:value="0.992991245283345">
            <text:p>0.9929912453</text:p>
          </table:table-cell>
          <table:table-cell office:value-type="float" office:value="1.11890800713668">
            <text:p>1.1189080071</text:p>
          </table:table-cell>
          <table:table-cell office:value-type="float" office:value="1.15663274366505">
            <text:p>1.1566327437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7137">
            <text:p>7137</text:p>
          </table:table-cell>
          <table:table-cell office:value-type="float" office:value="13260">
            <text:p>13260</text:p>
          </table:table-cell>
          <table:table-cell office:value-type="float" office:value="36068">
            <text:p>36068</text:p>
          </table:table-cell>
          <table:table-cell office:value-type="float" office:value="178.75">
            <text:p>178.75</text:p>
          </table:table-cell>
          <table:table-cell office:value-type="float" office:value="357">
            <text:p>357</text:p>
          </table:table-cell>
          <table:table-cell office:value-type="float" office:value="612.375">
            <text:p>612.375</text:p>
          </table:table-cell>
          <table:table-cell office:value-type="float" office:value="0.0250455373406193">
            <text:p>0.0250455373</text:p>
          </table:table-cell>
          <table:table-cell office:value-type="float" office:value="0.0269230769230769">
            <text:p>0.0269230769</text:p>
          </table:table-cell>
          <table:table-cell office:value-type="float" office:value="0.0169783464566929">
            <text:p>0.0169783465</text:p>
          </table:table-cell>
          <table:table-cell office:value-type="float" office:value="1.0888888474159">
            <text:p>1.0888888474</text:p>
          </table:table-cell>
          <table:table-cell office:value-type="float" office:value="1.09565147928994">
            <text:p>1.0956514793</text:p>
          </table:table-cell>
          <table:table-cell office:value-type="float" office:value="1.0599892105253">
            <text:p>1.0599892105</text:p>
          </table:table-cell>
          <table:table-cell office:value-type="float" office:value="28.020621255848">
            <text:p>28.0206212558</text:p>
          </table:table-cell>
          <table:table-cell office:value-type="float" office:value="26.0905057431666">
            <text:p>26.0905057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7592">
            <text:p>7592</text:p>
          </table:table-cell>
          <table:table-cell office:value-type="float" office:value="13338">
            <text:p>13338</text:p>
          </table:table-cell>
          <table:table-cell office:value-type="float" office:value="36816">
            <text:p>36816</text:p>
          </table:table-cell>
          <table:table-cell office:value-type="float" office:value="167.375">
            <text:p>167.375</text:p>
          </table:table-cell>
          <table:table-cell office:value-type="float" office:value="247">
            <text:p>247</text:p>
          </table:table-cell>
          <table:table-cell office:value-type="float" office:value="882.375">
            <text:p>882.375</text:p>
          </table:table-cell>
          <table:table-cell office:value-type="float" office:value="0.0220462328767123">
            <text:p>0.0220462329</text:p>
          </table:table-cell>
          <table:table-cell office:value-type="float" office:value="0.0185185185185185">
            <text:p>0.0185185185</text:p>
          </table:table-cell>
          <table:table-cell office:value-type="float" office:value="0.0239671610169492">
            <text:p>0.023967161</text:p>
          </table:table-cell>
          <table:table-cell office:value-type="float" office:value="1.07811444638124">
            <text:p>1.0781144464</text:p>
          </table:table-cell>
          <table:table-cell office:value-type="float" office:value="1.06548696844993">
            <text:p>1.0654869684</text:p>
          </table:table-cell>
          <table:table-cell office:value-type="float" office:value="1.08501093618146">
            <text:p>1.0850109362</text:p>
          </table:table-cell>
          <table:table-cell office:value-type="float" office:value="31.7859317376938">
            <text:p>31.7859317377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7527">
            <text:p>7527</text:p>
          </table:table-cell>
          <table:table-cell office:value-type="float" office:value="13260">
            <text:p>13260</text:p>
          </table:table-cell>
          <table:table-cell office:value-type="float" office:value="37128">
            <text:p>37128</text:p>
          </table:table-cell>
          <table:table-cell office:value-type="float" office:value="22.75">
            <text:p>22.75</text:p>
          </table:table-cell>
          <table:table-cell office:value-type="float" office:value="237.25">
            <text:p>237.25</text:p>
          </table:table-cell>
          <table:table-cell office:value-type="float" office:value="1238.25">
            <text:p>1238.25</text:p>
          </table:table-cell>
          <table:table-cell office:value-type="float" office:value="0.00302245250431779">
            <text:p>0.0030224525</text:p>
          </table:table-cell>
          <table:table-cell office:value-type="float" office:value="0.0178921568627451">
            <text:p>0.0178921569</text:p>
          </table:table-cell>
          <table:table-cell office:value-type="float" office:value="0.0333508403361345">
            <text:p>0.0333508403</text:p>
          </table:table-cell>
          <table:table-cell office:value-type="float" office:value="1.01059648879463">
            <text:p>1.0105964888</text:p>
          </table:table-cell>
          <table:table-cell office:value-type="float" office:value="1.06325000240292">
            <text:p>1.0632500024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7770">
            <text:p>7770</text:p>
          </table:table-cell>
          <table:table-cell office:value-type="float" office:value="13468">
            <text:p>13468</text:p>
          </table:table-cell>
          <table:table-cell office:value-type="float" office:value="39897">
            <text:p>39897</text:p>
          </table:table-cell>
          <table:table-cell office:value-type="float" office:value="204.375">
            <text:p>204.375</text:p>
          </table:table-cell>
          <table:table-cell office:value-type="float" office:value="354.25">
            <text:p>354.25</text:p>
          </table:table-cell>
          <table:table-cell office:value-type="float" office:value="1257.75">
            <text:p>1257.75</text:p>
          </table:table-cell>
          <table:table-cell table:number-columns-repeated="2" office:value-type="float" office:value="0.0263030888030888">
            <text:p>0.0263030888</text:p>
          </table:table-cell>
          <table:table-cell office:value-type="float" office:value="0.031524926686217">
            <text:p>0.0315249267</text:p>
          </table:table-cell>
          <table:table-cell table:number-columns-repeated="2" office:value-type="float" office:value="1.09341684167275">
            <text:p>1.0934168417</text:p>
          </table:table-cell>
          <table:table-cell office:value-type="float" office:value="1.1122851325668">
            <text:p>1.1122851326</text:p>
          </table:table-cell>
          <table:table-cell table:number-columns-repeated="2" office:value-type="float" office:value="26.69738507718">
            <text:p>26.6973850772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8208">
            <text:p>8208</text:p>
          </table:table-cell>
          <table:table-cell office:value-type="float" office:value="14274">
            <text:p>14274</text:p>
          </table:table-cell>
          <table:table-cell office:value-type="float" office:value="39702">
            <text:p>39702</text:p>
          </table:table-cell>
          <table:table-cell office:value-type="float" office:value="152">
            <text:p>152</text:p>
          </table:table-cell>
          <table:table-cell office:value-type="float" office:value="357.5">
            <text:p>357.5</text:p>
          </table:table-cell>
          <table:table-cell office:value-type="float" office:value="1140.75">
            <text:p>1140.75</text:p>
          </table:table-cell>
          <table:table-cell office:value-type="float" office:value="0.0185185185185185">
            <text:p>0.0185185185</text:p>
          </table:table-cell>
          <table:table-cell office:value-type="float" office:value="0.0250455373406193">
            <text:p>0.0250455373</text:p>
          </table:table-cell>
          <table:table-cell office:value-type="float" office:value="0.0287328094302554">
            <text:p>0.0287328094</text:p>
          </table:table-cell>
          <table:table-cell office:value-type="float" office:value="1.06548696844993">
            <text:p>1.0654869684</text:p>
          </table:table-cell>
          <table:table-cell office:value-type="float" office:value="1.0888888474159">
            <text:p>1.0888888474</text:p>
          </table:table-cell>
          <table:table-cell office:value-type="float" office:value="1.10218295870789">
            <text:p>1.1021829587</text:p>
          </table:table-cell>
          <table:table-cell office:value-type="float" office:value="0">
            <text:p>0</text:p>
          </table:table-cell>
          <table:table-cell office:value-type="float" office:value="28.020621255848">
            <text:p>28.0206212558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8008">
            <text:p>8008</text:p>
          </table:table-cell>
          <table:table-cell office:value-type="float" office:value="14790">
            <text:p>14790</text:p>
          </table:table-cell>
          <table:table-cell office:value-type="float" office:value="40287">
            <text:p>40287</text:p>
          </table:table-cell>
          <table:table-cell office:value-type="float" office:value="-85.5">
            <text:p>-85.5</text:p>
          </table:table-cell>
          <table:table-cell office:value-type="float" office:value="264.625">
            <text:p>264.625</text:p>
          </table:table-cell>
          <table:table-cell office:value-type="float" office:value="1067.625">
            <text:p>1067.625</text:p>
          </table:table-cell>
          <table:table-cell office:value-type="float" office:value="-0.0106768231768232">
            <text:p>-0.0106768232</text:p>
          </table:table-cell>
          <table:table-cell office:value-type="float" office:value="0.0178921568627451">
            <text:p>0.0178921569</text:p>
          </table:table-cell>
          <table:table-cell office:value-type="float" office:value="0.0265004840271055">
            <text:p>0.026500484</text:p>
          </table:table-cell>
          <table:table-cell office:value-type="float" office:value="0.962854548205291">
            <text:p>0.9628545482</text:p>
          </table:table-cell>
          <table:table-cell office:value-type="float" office:value="1.06325000240292">
            <text:p>1.0632500024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6812">
            <text:p>6812</text:p>
          </table:table-cell>
          <table:table-cell office:value-type="float" office:value="13741">
            <text:p>13741</text:p>
          </table:table-cell>
          <table:table-cell office:value-type="float" office:value="41223">
            <text:p>41223</text:p>
          </table:table-cell>
          <table:table-cell office:value-type="float" office:value="32.75">
            <text:p>32.75</text:p>
          </table:table-cell>
          <table:table-cell office:value-type="float" office:value="401.375">
            <text:p>401.375</text:p>
          </table:table-cell>
          <table:table-cell office:value-type="float" office:value="1204.125">
            <text:p>1204.125</text:p>
          </table:table-cell>
          <table:table-cell office:value-type="float" office:value="0.00480769230769231">
            <text:p>0.0048076923</text:p>
          </table:table-cell>
          <table:table-cell table:number-columns-repeated="2" office:value-type="float" office:value="0.0292100283822138">
            <text:p>0.0292100284</text:p>
          </table:table-cell>
          <table:table-cell office:value-type="float" office:value="1.01687222633136">
            <text:p>1.0168722263</text:p>
          </table:table-cell>
          <table:table-cell table:number-columns-repeated="2" office:value-type="float" office:value="1.1039074218236">
            <text:p>1.103907421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7553">
            <text:p>7553</text:p>
          </table:table-cell>
          <table:table-cell office:value-type="float" office:value="14772">
            <text:p>14772</text:p>
          </table:table-cell>
          <table:table-cell office:value-type="float" office:value="43095">
            <text:p>43095</text:p>
          </table:table-cell>
          <table:table-cell office:value-type="float" office:value="141.375">
            <text:p>141.375</text:p>
          </table:table-cell>
          <table:table-cell office:value-type="float" office:value="378">
            <text:p>378</text:p>
          </table:table-cell>
          <table:table-cell office:value-type="float" office:value="1160.25">
            <text:p>1160.25</text:p>
          </table:table-cell>
          <table:table-cell office:value-type="float" office:value="0.0187177280550775">
            <text:p>0.0187177281</text:p>
          </table:table-cell>
          <table:table-cell office:value-type="float" office:value="0.0255889520714866">
            <text:p>0.0255889521</text:p>
          </table:table-cell>
          <table:table-cell office:value-type="float" office:value="0.0269230769230769">
            <text:p>0.0269230769</text:p>
          </table:table-cell>
          <table:table-cell office:value-type="float" office:value="1.06619874074612">
            <text:p>1.0661987407</text:p>
          </table:table-cell>
          <table:table-cell office:value-type="float" office:value="1.09084472940771">
            <text:p>1.0908447294</text:p>
          </table:table-cell>
          <table:table-cell office:value-type="float" office:value="1.09565147928994">
            <text:p>1.0956514793</text:p>
          </table:table-cell>
          <table:table-cell office:value-type="float" office:value="0">
            <text:p>0</text:p>
          </table:table-cell>
          <table:table-cell office:value-type="float" office:value="27.4328658474732">
            <text:p>27.4328658475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7207">
            <text:p>7207</text:p>
          </table:table-cell>
          <table:table-cell office:value-type="float" office:value="14969">
            <text:p>14969</text:p>
          </table:table-cell>
          <table:table-cell office:value-type="float" office:value="45006">
            <text:p>45006</text:p>
          </table:table-cell>
          <table:table-cell office:value-type="float" office:value="-22.5">
            <text:p>-22.5</text:p>
          </table:table-cell>
          <table:table-cell office:value-type="float" office:value="-46.75">
            <text:p>-46.75</text:p>
          </table:table-cell>
          <table:table-cell office:value-type="float" office:value="1092">
            <text:p>1092</text:p>
          </table:table-cell>
          <table:table-cell office:value-type="float" office:value="-0.00312196475648675">
            <text:p>-0.0031219648</text:p>
          </table:table-cell>
          <table:table-cell office:value-type="float" office:value="-0.00312312111697508">
            <text:p>-0.0031231211</text:p>
          </table:table-cell>
          <table:table-cell office:value-type="float" office:value="0.024263431542461">
            <text:p>0.0242634315</text:p>
          </table:table-cell>
          <table:table-cell office:value-type="float" office:value="0.98909222681362">
            <text:p>0.9890922268</text:p>
          </table:table-cell>
          <table:table-cell office:value-type="float" office:value="0.989088193706189">
            <text:p>0.9890881937</text:p>
          </table:table-cell>
          <table:table-cell office:value-type="float" office:value="1.08607589005464">
            <text:p>1.0860758901</text:p>
          </table:table-cell>
          <table:table-cell table:number-columns-repeated="2"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6908">
            <text:p>6908</text:p>
          </table:table-cell>
          <table:table-cell office:value-type="float" office:value="14508">
            <text:p>14508</text:p>
          </table:table-cell>
          <table:table-cell office:value-type="float" office:value="45357">
            <text:p>45357</text:p>
          </table:table-cell>
          <table:table-cell office:value-type="float" office:value="-95.5">
            <text:p>-95.5</text:p>
          </table:table-cell>
          <table:table-cell office:value-type="float" office:value="132.75">
            <text:p>132.75</text:p>
          </table:table-cell>
          <table:table-cell office:value-type="float" office:value="628.875">
            <text:p>628.875</text:p>
          </table:table-cell>
          <table:table-cell office:value-type="float" office:value="-0.0138245512449334">
            <text:p>-0.0138245512</text:p>
          </table:table-cell>
          <table:table-cell office:value-type="float" office:value="0.00915012406947891">
            <text:p>0.0091501241</text:p>
          </table:table-cell>
          <table:table-cell office:value-type="float" office:value="0.0138650042992261">
            <text:p>0.0138650043</text:p>
          </table:table-cell>
          <table:table-cell office:value-type="float" office:value="0.951988662348296">
            <text:p>0.9519886623</text:p>
          </table:table-cell>
          <table:table-cell office:value-type="float" office:value="1.03218953479333">
            <text:p>1.0321895348</text:p>
          </table:table-cell>
          <table:table-cell office:value-type="float" office:value="1.04890430220196">
            <text:p>1.04890430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789">
            <text:p>7789</text:p>
          </table:table-cell>
          <table:table-cell office:value-type="float" office:value="14588">
            <text:p>14588</text:p>
          </table:table-cell>
          <table:table-cell office:value-type="float" office:value="46761">
            <text:p>46761</text:p>
          </table:table-cell>
          <table:table-cell office:value-type="float" office:value="5.375">
            <text:p>5.375</text:p>
          </table:table-cell>
          <table:table-cell office:value-type="float" office:value="-35.625">
            <text:p>-35.625</text:p>
          </table:table-cell>
          <table:table-cell office:value-type="float" office:value="848.25">
            <text:p>848.25</text:p>
          </table:table-cell>
          <table:table-cell office:value-type="float" office:value="0.000690075747849531">
            <text:p>0.0006900757</text:p>
          </table:table-cell>
          <table:table-cell office:value-type="float" office:value="-0.00244207567863998">
            <text:p>-0.0024420757</text:p>
          </table:table-cell>
          <table:table-cell office:value-type="float" office:value="0.01814011676397">
            <text:p>0.0181401168</text:p>
          </table:table-cell>
          <table:table-cell office:value-type="float" office:value="1.00241619847837">
            <text:p>1.0024161985</text:p>
          </table:table-cell>
          <table:table-cell office:value-type="float" office:value="0.991464424042656">
            <text:p>0.991464424</text:p>
          </table:table-cell>
          <table:table-cell office:value-type="float" office:value="1.06413537379287">
            <text:p>1.0641353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8715">
            <text:p>8715</text:p>
          </table:table-cell>
          <table:table-cell office:value-type="float" office:value="15966">
            <text:p>15966</text:p>
          </table:table-cell>
          <table:table-cell office:value-type="float" office:value="49179">
            <text:p>49179</text:p>
          </table:table-cell>
          <table:table-cell office:value-type="float" office:value="-288.25">
            <text:p>-288.25</text:p>
          </table:table-cell>
          <table:table-cell office:value-type="float" office:value="51.25">
            <text:p>51.25</text:p>
          </table:table-cell>
          <table:table-cell office:value-type="float" office:value="283.5">
            <text:p>283.5</text:p>
          </table:table-cell>
          <table:table-cell office:value-type="float" office:value="-0.033075157773953">
            <text:p>-0.0330751578</text:p>
          </table:table-cell>
          <table:table-cell office:value-type="float" office:value="0.00320994613553802">
            <text:p>0.0032099461</text:p>
          </table:table-cell>
          <table:table-cell office:value-type="float" office:value="0.00576465564570243">
            <text:p>0.0057646556</text:p>
          </table:table-cell>
          <table:table-cell office:value-type="float" office:value="0.886381121272238">
            <text:p>0.8863811213</text:p>
          </table:table-cell>
          <table:table-cell office:value-type="float" office:value="1.0112550068326">
            <text:p>1.0112550068</text:p>
          </table:table-cell>
          <table:table-cell office:value-type="float" office:value="1.0202414280192">
            <text:p>1.020241428</text:p>
          </table:table-cell>
          <table:table-cell office:value-type="float" office:value="-20.6082145293118">
            <text:p>-20.60821452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8257">
            <text:p>8257</text:p>
          </table:table-cell>
          <table:table-cell office:value-type="float" office:value="15480">
            <text:p>15480</text:p>
          </table:table-cell>
          <table:table-cell office:value-type="float" office:value="48438">
            <text:p>48438</text:p>
          </table:table-cell>
          <table:table-cell office:value-type="float" office:value="-326.875">
            <text:p>-326.875</text:p>
          </table:table-cell>
          <table:table-cell office:value-type="float" office:value="-497.875">
            <text:p>-497.875</text:p>
          </table:table-cell>
          <table:table-cell office:value-type="float" office:value="-1429.625">
            <text:p>-1429.625</text:p>
          </table:table-cell>
          <table:table-cell office:value-type="float" office:value="-0.0395876226232288">
            <text:p>-0.0395876226</text:p>
          </table:table-cell>
          <table:table-cell office:value-type="float" office:value="-0.0321624677002584">
            <text:p>-0.0321624677</text:p>
          </table:table-cell>
          <table:table-cell office:value-type="float" office:value="-0.0295145340435196">
            <text:p>-0.029514534</text:p>
          </table:table-cell>
          <table:table-cell office:value-type="float" office:value="0.864514993354019">
            <text:p>0.8645149934</text:p>
          </table:table-cell>
          <table:table-cell office:value-type="float" office:value="0.889458834733093">
            <text:p>0.8894588347</text:p>
          </table:table-cell>
          <table:table-cell office:value-type="float" office:value="0.898406501978501">
            <text:p>0.898406502</text:p>
          </table:table-cell>
          <table:table-cell office:value-type="float" office:value="-17.1602826626846">
            <text:p>-17.1602826627</text:p>
          </table:table-cell>
          <table:table-cell office:value-type="float" office:value="-21.2029684234498">
            <text:p>-21.2029684234</text:p>
          </table:table-cell>
          <table:table-cell office:value-type="float" office:value="-23.1366399905775">
            <text:p>-23.136639990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7244">
            <text:p>7244</text:p>
          </table:table-cell>
          <table:table-cell office:value-type="float" office:value="13896">
            <text:p>13896</text:p>
          </table:table-cell>
          <table:table-cell office:value-type="float" office:value="45318">
            <text:p>45318</text:p>
          </table:table-cell>
          <table:table-cell office:value-type="float" office:value="-239.25">
            <text:p>-239.25</text:p>
          </table:table-cell>
          <table:table-cell office:value-type="float" office:value="-385.375">
            <text:p>-385.375</text:p>
          </table:table-cell>
          <table:table-cell office:value-type="float" office:value="-1106.625">
            <text:p>-1106.625</text:p>
          </table:table-cell>
          <table:table-cell office:value-type="float" office:value="-0.0330273329652126">
            <text:p>-0.033027333</text:p>
          </table:table-cell>
          <table:table-cell office:value-type="float" office:value="-0.0277328008059873">
            <text:p>-0.0277328008</text:p>
          </table:table-cell>
          <table:table-cell office:value-type="float" office:value="-0.0244191049913941">
            <text:p>-0.024419105</text:p>
          </table:table-cell>
          <table:table-cell office:value-type="float" office:value="0.886542311878434">
            <text:p>0.8865423119</text:p>
          </table:table-cell>
          <table:table-cell office:value-type="float" office:value="0.904442649330512">
            <text:p>0.9044426493</text:p>
          </table:table-cell>
          <table:table-cell office:value-type="float" office:value="0.915701866199739">
            <text:p>0.9157018662</text:p>
          </table:table-cell>
          <table:table-cell office:value-type="float" office:value="-20.6385635132231">
            <text:p>-20.6385635132</text:p>
          </table:table-cell>
          <table:table-cell office:value-type="float" office:value="-24.6455695731956">
            <text:p>-24.6455695732</text:p>
          </table:table-cell>
          <table:table-cell office:value-type="float" office:value="-28.0374441873117">
            <text:p>-28.037444187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6855">
            <text:p>6855</text:p>
          </table:table-cell>
          <table:table-cell office:value-type="float" office:value="13363">
            <text:p>13363</text:p>
          </table:table-cell>
          <table:table-cell office:value-type="float" office:value="48009">
            <text:p>48009</text:p>
          </table:table-cell>
          <table:table-cell office:value-type="float" office:value="-399.285714285714">
            <text:p>-399.2857142857</text:p>
          </table:table-cell>
          <table:table-cell office:value-type="float" office:value="-737.833333333333">
            <text:p>-737.8333333333</text:p>
          </table:table-cell>
          <table:table-cell office:value-type="float" office:value="-1465.28571428571">
            <text:p>-1465.2857142857</text:p>
          </table:table-cell>
          <table:table-cell office:value-type="float" office:value="-0.0582473689694696">
            <text:p>-0.058247369</text:p>
          </table:table-cell>
          <table:table-cell office:value-type="float" office:value="-0.0552146474095138">
            <text:p>-0.0552146474</text:p>
          </table:table-cell>
          <table:table-cell office:value-type="float" office:value="-0.0305210630149704">
            <text:p>-0.030521063</text:p>
          </table:table-cell>
          <table:table-cell office:value-type="float" office:value="0.802784010350913">
            <text:p>0.8027840104</text:p>
          </table:table-cell>
          <table:table-cell office:value-type="float" office:value="0.812724102352273">
            <text:p>0.8127241024</text:p>
          </table:table-cell>
          <table:table-cell office:value-type="float" office:value="0.895002088611229">
            <text:p>0.8950020886</text:p>
          </table:table-cell>
          <table:table-cell office:value-type="float" office:value="-11.5500200656732">
            <text:p>-11.5500200657</text:p>
          </table:table-cell>
          <table:table-cell office:value-type="float" office:value="-12.2038288332822">
            <text:p>-12.2038288333</text:p>
          </table:table-cell>
          <table:table-cell office:value-type="float" office:value="-22.3620894492253">
            <text:p>-22.362089449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6206">
            <text:p>6206</text:p>
          </table:table-cell>
          <table:table-cell office:value-type="float" office:value="12368">
            <text:p>12368</text:p>
          </table:table-cell>
          <table:table-cell office:value-type="float" office:value="45363">
            <text:p>45363</text:p>
          </table:table-cell>
          <table:table-cell office:value-type="float" office:value="-656.166666666667">
            <text:p>-656.1666666667</text:p>
          </table:table-cell>
          <table:table-cell office:value-type="float" office:value="0">
            <text:p>0</text:p>
          </table:table-cell>
          <table:table-cell office:value-type="float" office:value="-2112.5">
            <text:p>-2112.5</text:p>
          </table:table-cell>
          <table:table-cell office:value-type="float" office:value="-0.105731012998174">
            <text:p>-0.105731013</text:p>
          </table:table-cell>
          <table:table-cell office:value-type="float" office:value="0">
            <text:p>0</text:p>
          </table:table-cell>
          <table:table-cell office:value-type="float" office:value="-0.0465687895421379">
            <text:p>-0.0465687895</text:p>
          </table:table-cell>
          <table:table-cell office:value-type="float" office:value="0.651852386841247">
            <text:p>0.6518523868</text:p>
          </table:table-cell>
          <table:table-cell office:value-type="float" office:value="0.88">
            <text:p>0.88</text:p>
          </table:table-cell>
          <table:table-cell office:value-type="float" office:value="0.84125979483498">
            <text:p>0.8412597948</text:p>
          </table:table-cell>
          <table:table-cell office:value-type="float" office:value="-6.2027332255578">
            <text:p>-6.2027332256</text:p>
          </table:table-cell>
          <table:table-cell office:value-type="float" office:value="0">
            <text:p>0</text:p>
          </table:table-cell>
          <table:table-cell office:value-type="float" office:value="-14.53504380599">
            <text:p>-14.53504380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4592">
            <text:p>4592</text:p>
          </table:table-cell>
          <table:table-cell office:value-type="float" office:value="9923">
            <text:p>9923</text:p>
          </table:table-cell>
          <table:table-cell office:value-type="float" office:value="33569">
            <text:p>33569</text:p>
          </table:table-cell>
          <table:table-cell office:value-type="float" office:value="-652.6">
            <text:p>-652.6</text:p>
          </table:table-cell>
          <table:table-cell office:value-type="float" office:value="-1174.25">
            <text:p>-1174.25</text:p>
          </table:table-cell>
          <table:table-cell office:value-type="float" office:value="-2386.8">
            <text:p>-2386.8</text:p>
          </table:table-cell>
          <table:table-cell office:value-type="float" office:value="-0.142116724738676">
            <text:p>-0.1421167247</text:p>
          </table:table-cell>
          <table:table-cell office:value-type="float" office:value="-0.118336188652625">
            <text:p>-0.1183361887</text:p>
          </table:table-cell>
          <table:table-cell office:value-type="float" office:value="-0.0711013137120558">
            <text:p>-0.0711013137</text:p>
          </table:table-cell>
          <table:table-cell office:value-type="float" office:value="0.542177903777513">
            <text:p>0.5421779038</text:p>
          </table:table-cell>
          <table:table-cell office:value-type="float" office:value="0.613270108663678">
            <text:p>0.6132701087</text:p>
          </table:table-cell>
          <table:table-cell office:value-type="float" office:value="0.761053979758502">
            <text:p>0.7610539798</text:p>
          </table:table-cell>
          <table:table-cell office:value-type="float" office:value="-4.521884657127">
            <text:p>-4.5218846571</text:p>
          </table:table-cell>
          <table:table-cell office:value-type="float" office:value="-5.50359396550966">
            <text:p>-5.5035939655</text:p>
          </table:table-cell>
          <table:table-cell office:value-type="float" office:value="-9.39789187151912">
            <text:p>-9.39789187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3996">
            <text:p>3996</text:p>
          </table:table-cell>
          <table:table-cell office:value-type="float" office:value="9740">
            <text:p>9740</text:p>
          </table:table-cell>
          <table:table-cell office:value-type="float" office:value="36504">
            <text:p>36504</text:p>
          </table:table-cell>
          <table:table-cell table:number-columns-repeated="2" office:value-type="float" office:value="0">
            <text:p>0</text:p>
          </table:table-cell>
          <table:table-cell office:value-type="float" office:value="-2203.5">
            <text:p>-2203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03632478632479">
            <text:p>-0.0603632479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795870326996128">
            <text:p>0.79587032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132764076059">
            <text:p>-11.13276407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5">
            <text:p>5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3477">
            <text:p>3477</text:p>
          </table:table-cell>
          <table:table-cell office:value-type="float" office:value="8923">
            <text:p>8923</text:p>
          </table:table-cell>
          <table:table-cell office:value-type="float" office:value="34401">
            <text:p>34401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5">
            <text:p>5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3026">
            <text:p>3026</text:p>
          </table:table-cell>
          <table:table-cell office:value-type="float" office:value="8312">
            <text:p>8312</text:p>
          </table:table-cell>
          <table:table-cell office:value-type="float" office:value="32419">
            <text:p>32419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7.5">
            <text:p>97.5</text:p>
          </table:table-cell>
          <table:table-cell office:value-type="float" office:value="7306.25">
            <text:p>7306.25</text:p>
          </table:table-cell>
          <table:table-cell office:value-type="float" office:value="26560.25">
            <text:p>26560.25</text:p>
          </table:table-cell>
          <table:table-cell office:value-type="float" office:value="19.095">
            <text:p>19.095</text:p>
          </table:table-cell>
          <table:table-cell table:number-columns-repeated="3" office:value-type="float" office:value="5">
            <text:p>5</text:p>
          </table:table-cell>
          <table:table-cell office:value-type="float" office:value="524">
            <text:p>524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633">
            <text:p>2633</text:p>
          </table:table-cell>
          <table:table-cell office:value-type="float" office:value="7702">
            <text:p>7702</text:p>
          </table:table-cell>
          <table:table-cell office:value-type="float" office:value="30551">
            <text:p>3055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3333333333333">
            <text:p>94.3333333333</text:p>
          </table:table-cell>
          <table:table-cell office:value-type="float" office:value="7404">
            <text:p>7404</text:p>
          </table:table-cell>
          <table:table-cell office:value-type="float" office:value="25842">
            <text:p>25842</text:p>
          </table:table-cell>
          <table:table-cell office:value-type="float" office:value="20.54">
            <text:p>20.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1">
            <text:p>581</text:p>
          </table:table-cell>
          <table:table-cell office:value-type="float" office:value="1231">
            <text:p>1231</text:p>
          </table:table-cell>
          <table:table-cell office:value-type="float" office:value="2291">
            <text:p>2291</text:p>
          </table:table-cell>
          <table:table-cell office:value-type="float" office:value="7159">
            <text:p>7159</text:p>
          </table:table-cell>
          <table:table-cell office:value-type="float" office:value="28790">
            <text:p>28790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95">
            <text:p>0.95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56">
            <text:p>0.56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-5">
            <text:p>-5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.9">
            <text:p>5.9</text:p>
          </table:table-cell>
          <table:table-cell office:value-type="float" office:value="18">
            <text:p>18</text:p>
          </table:table-cell>
          <table:table-cell office:value-type="float" office:value="4930">
            <text:p>4930</text:p>
          </table:table-cell>
          <table:table-cell office:value-type="float" office:value="5703">
            <text:p>5703</text:p>
          </table:table-cell>
          <table:table-cell office:value-type="float" office:value="10392">
            <text:p>103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6:10.52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783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14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94">
                <text:p>1194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12">
                <text:p>1312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55">
                <text:p>155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48">
                <text:p>1748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19">
                <text:p>1619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88">
                <text:p>1788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18">
                <text:p>191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30">
                <text:p>1030</text:p>
              </table:table-cell>
              <table:table-cell office:value-type="float" office:value="2179">
                <text:p>2179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96">
                <text:p>1096</text:p>
              </table:table-cell>
              <table:table-cell office:value-type="float" office:value="2044">
                <text:p>2044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52">
                <text:p>1152</text:p>
              </table:table-cell>
              <table:table-cell office:value-type="float" office:value="2220">
                <text:p>222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8">
                <text:p>1358</text:p>
              </table:table-cell>
              <table:table-cell office:value-type="float" office:value="2555">
                <text:p>2555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04">
                <text:p>1504</text:p>
              </table:table-cell>
              <table:table-cell office:value-type="float" office:value="2688">
                <text:p>2688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11">
                <text:p>1711</text:p>
              </table:table-cell>
              <table:table-cell office:value-type="float" office:value="2839">
                <text:p>2839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2">
                <text:p>1752</text:p>
              </table:table-cell>
              <table:table-cell office:value-type="float" office:value="3010">
                <text:p>3010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3171">
                <text:p>3171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55">
                <text:p>2055</text:p>
              </table:table-cell>
              <table:table-cell office:value-type="float" office:value="3294">
                <text:p>3294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35">
                <text:p>1835</text:p>
              </table:table-cell>
              <table:table-cell office:value-type="float" office:value="3477">
                <text:p>3477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88">
                <text:p>1988</text:p>
              </table:table-cell>
              <table:table-cell office:value-type="float" office:value="3711">
                <text:p>3711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92">
                <text:p>2092</text:p>
              </table:table-cell>
              <table:table-cell office:value-type="float" office:value="3949">
                <text:p>3949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465">
                <text:p>2465</text:p>
              </table:table-cell>
              <table:table-cell office:value-type="float" office:value="4513">
                <text:p>4513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93">
                <text:p>2393</text:p>
              </table:table-cell>
              <table:table-cell office:value-type="float" office:value="4401">
                <text:p>4401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30">
                <text:p>2730</text:p>
              </table:table-cell>
              <table:table-cell office:value-type="float" office:value="4800">
                <text:p>4800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36">
                <text:p>2836</text:p>
              </table:table-cell>
              <table:table-cell office:value-type="float" office:value="5043">
                <text:p>5043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88">
                <text:p>3188</text:p>
              </table:table-cell>
              <table:table-cell office:value-type="float" office:value="5822">
                <text:p>5822</text:p>
              </table:table-cell>
              <table:table-cell office:value-type="float" office:value="12009">
                <text:p>1200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58">
                <text:p>2958</text:p>
              </table:table-cell>
              <table:table-cell office:value-type="float" office:value="5322">
                <text:p>5322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468">
                <text:p>3468</text:p>
              </table:table-cell>
              <table:table-cell office:value-type="float" office:value="5746">
                <text:p>5746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928">
                <text:p>3928</text:p>
              </table:table-cell>
              <table:table-cell office:value-type="float" office:value="6512">
                <text:p>6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981">
                <text:p>3981</text:p>
              </table:table-cell>
              <table:table-cell office:value-type="float" office:value="6686">
                <text:p>6686</text:p>
              </table:table-cell>
              <table:table-cell office:value-type="float" office:value="15081">
                <text:p>1508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02">
                <text:p>4402</text:p>
              </table:table-cell>
              <table:table-cell office:value-type="float" office:value="6565">
                <text:p>6565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372">
                <text:p>4372</text:p>
              </table:table-cell>
              <table:table-cell office:value-type="float" office:value="7030">
                <text:p>7030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10">
                <text:p>4510</text:p>
              </table:table-cell>
              <table:table-cell office:value-type="float" office:value="7898">
                <text:p>7898</text:p>
              </table:table-cell>
              <table:table-cell office:value-type="float" office:value="18946">
                <text:p>189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65">
                <text:p>4765</text:p>
              </table:table-cell>
              <table:table-cell office:value-type="float" office:value="8122">
                <text:p>8122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089">
                <text:p>8089</text:p>
              </table:table-cell>
              <table:table-cell office:value-type="float" office:value="15531">
                <text:p>1553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10">
                <text:p>5110</text:p>
              </table:table-cell>
              <table:table-cell office:value-type="float" office:value="8864">
                <text:p>8864</text:p>
              </table:table-cell>
              <table:table-cell office:value-type="float" office:value="17487">
                <text:p>1748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4">
                <text:p>5644</text:p>
              </table:table-cell>
              <table:table-cell office:value-type="float" office:value="10048">
                <text:p>10048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80">
                <text:p>5880</text:p>
              </table:table-cell>
              <table:table-cell office:value-type="float" office:value="10250">
                <text:p>10250</text:p>
              </table:table-cell>
              <table:table-cell office:value-type="float" office:value="18646">
                <text:p>1864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36">
                <text:p>5936</text:p>
              </table:table-cell>
              <table:table-cell office:value-type="float" office:value="10163">
                <text:p>10163</text:p>
              </table:table-cell>
              <table:table-cell office:value-type="float" office:value="16959">
                <text:p>169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6">
                <text:p>6416</text:p>
              </table:table-cell>
              <table:table-cell office:value-type="float" office:value="11364">
                <text:p>11364</text:p>
              </table:table-cell>
              <table:table-cell office:value-type="float" office:value="18184">
                <text:p>181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2148">
                <text:p>12148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38">
                <text:p>7438</text:p>
              </table:table-cell>
              <table:table-cell office:value-type="float" office:value="12354">
                <text:p>12354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260">
                <text:p>8260</text:p>
              </table:table-cell>
              <table:table-cell office:value-type="float" office:value="12202">
                <text:p>12202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02">
                <text:p>8902</text:p>
              </table:table-cell>
              <table:table-cell office:value-type="float" office:value="12570">
                <text:p>12570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554">
                <text:p>9554</text:p>
              </table:table-cell>
              <table:table-cell office:value-type="float" office:value="12981">
                <text:p>12981</text:p>
              </table:table-cell>
              <table:table-cell office:value-type="float" office:value="20712">
                <text:p>2071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7">
                <text:p>9217</text:p>
              </table:table-cell>
              <table:table-cell office:value-type="float" office:value="12697">
                <text:p>12697</text:p>
              </table:table-cell>
              <table:table-cell office:value-type="float" office:value="20038">
                <text:p>200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118">
                <text:p>9118</text:p>
              </table:table-cell>
              <table:table-cell office:value-type="float" office:value="12522">
                <text:p>12522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952">
                <text:p>13952</text:p>
              </table:table-cell>
              <table:table-cell office:value-type="float" office:value="20289">
                <text:p>2028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554">
                <text:p>9554</text:p>
              </table:table-cell>
              <table:table-cell office:value-type="float" office:value="12724">
                <text:p>12724</text:p>
              </table:table-cell>
              <table:table-cell office:value-type="float" office:value="19930">
                <text:p>1993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405">
                <text:p>8405</text:p>
              </table:table-cell>
              <table:table-cell office:value-type="float" office:value="11795">
                <text:p>11795</text:p>
              </table:table-cell>
              <table:table-cell office:value-type="float" office:value="19656">
                <text:p>1965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136">
                <text:p>7136</text:p>
              </table:table-cell>
              <table:table-cell office:value-type="float" office:value="12266">
                <text:p>12266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104">
                <text:p>7104</text:p>
              </table:table-cell>
              <table:table-cell office:value-type="float" office:value="13328">
                <text:p>13328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36">
                <text:p>8336</text:p>
              </table:table-cell>
              <table:table-cell office:value-type="float" office:value="13320">
                <text:p>13320</text:p>
              </table:table-cell>
              <table:table-cell office:value-type="float" office:value="20661">
                <text:p>2066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7120">
                <text:p>7120</text:p>
              </table:table-cell>
              <table:table-cell office:value-type="float" office:value="13060">
                <text:p>13060</text:p>
              </table:table-cell>
              <table:table-cell office:value-type="float" office:value="23998">
                <text:p>2399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945">
                <text:p>6945</text:p>
              </table:table-cell>
              <table:table-cell office:value-type="float" office:value="12501">
                <text:p>1250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104">
                <text:p>7104</text:p>
              </table:table-cell>
              <table:table-cell office:value-type="float" office:value="13208">
                <text:p>13208</text:p>
              </table:table-cell>
              <table:table-cell office:value-type="float" office:value="30104">
                <text:p>3010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590">
                <text:p>7590</text:p>
              </table:table-cell>
              <table:table-cell office:value-type="float" office:value="12857">
                <text:p>12857</text:p>
              </table:table-cell>
              <table:table-cell office:value-type="float" office:value="32731">
                <text:p>3273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120">
                <text:p>7120</text:p>
              </table:table-cell>
              <table:table-cell office:value-type="float" office:value="12015">
                <text:p>12015</text:p>
              </table:table-cell>
              <table:table-cell office:value-type="float" office:value="31666">
                <text:p>3166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945">
                <text:p>6945</text:p>
              </table:table-cell>
              <table:table-cell office:value-type="float" office:value="11988">
                <text:p>11988</text:p>
              </table:table-cell>
              <table:table-cell office:value-type="float" office:value="31524">
                <text:p>3152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669">
                <text:p>6669</text:p>
              </table:table-cell>
              <table:table-cell office:value-type="float" office:value="12036">
                <text:p>12036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30">
                <text:p>6630</text:p>
              </table:table-cell>
              <table:table-cell office:value-type="float" office:value="12121">
                <text:p>12121</text:p>
              </table:table-cell>
              <table:table-cell office:value-type="float" office:value="31595">
                <text:p>315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734">
                <text:p>6734</text:p>
              </table:table-cell>
              <table:table-cell office:value-type="float" office:value="12376">
                <text:p>12376</text:p>
              </table:table-cell>
              <table:table-cell office:value-type="float" office:value="33033">
                <text:p>3303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137">
                <text:p>7137</text:p>
              </table:table-cell>
              <table:table-cell office:value-type="float" office:value="13260">
                <text:p>13260</text:p>
              </table:table-cell>
              <table:table-cell office:value-type="float" office:value="36068">
                <text:p>3606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592">
                <text:p>7592</text:p>
              </table:table-cell>
              <table:table-cell office:value-type="float" office:value="13338">
                <text:p>13338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527">
                <text:p>7527</text:p>
              </table:table-cell>
              <table:table-cell office:value-type="float" office:value="13260">
                <text:p>13260</text:p>
              </table:table-cell>
              <table:table-cell office:value-type="float" office:value="37128">
                <text:p>3712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770">
                <text:p>7770</text:p>
              </table:table-cell>
              <table:table-cell office:value-type="float" office:value="13468">
                <text:p>13468</text:p>
              </table:table-cell>
              <table:table-cell office:value-type="float" office:value="39897">
                <text:p>3989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208">
                <text:p>8208</text:p>
              </table:table-cell>
              <table:table-cell office:value-type="float" office:value="14274">
                <text:p>14274</text:p>
              </table:table-cell>
              <table:table-cell office:value-type="float" office:value="39702">
                <text:p>397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008">
                <text:p>8008</text:p>
              </table:table-cell>
              <table:table-cell office:value-type="float" office:value="14790">
                <text:p>14790</text:p>
              </table:table-cell>
              <table:table-cell office:value-type="float" office:value="40287">
                <text:p>4028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812">
                <text:p>6812</text:p>
              </table:table-cell>
              <table:table-cell office:value-type="float" office:value="13741">
                <text:p>13741</text:p>
              </table:table-cell>
              <table:table-cell office:value-type="float" office:value="41223">
                <text:p>4122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7553">
                <text:p>7553</text:p>
              </table:table-cell>
              <table:table-cell office:value-type="float" office:value="14772">
                <text:p>14772</text:p>
              </table:table-cell>
              <table:table-cell office:value-type="float" office:value="43095">
                <text:p>430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207">
                <text:p>7207</text:p>
              </table:table-cell>
              <table:table-cell office:value-type="float" office:value="14969">
                <text:p>14969</text:p>
              </table:table-cell>
              <table:table-cell office:value-type="float" office:value="45006">
                <text:p>4500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908">
                <text:p>6908</text:p>
              </table:table-cell>
              <table:table-cell office:value-type="float" office:value="14508">
                <text:p>14508</text:p>
              </table:table-cell>
              <table:table-cell office:value-type="float" office:value="45357">
                <text:p>4535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789">
                <text:p>7789</text:p>
              </table:table-cell>
              <table:table-cell office:value-type="float" office:value="14588">
                <text:p>14588</text:p>
              </table:table-cell>
              <table:table-cell office:value-type="float" office:value="46761">
                <text:p>4676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715">
                <text:p>8715</text:p>
              </table:table-cell>
              <table:table-cell office:value-type="float" office:value="15966">
                <text:p>15966</text:p>
              </table:table-cell>
              <table:table-cell office:value-type="float" office:value="49179">
                <text:p>4917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257">
                <text:p>8257</text:p>
              </table:table-cell>
              <table:table-cell office:value-type="float" office:value="15480">
                <text:p>15480</text:p>
              </table:table-cell>
              <table:table-cell office:value-type="float" office:value="48438">
                <text:p>4843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7244">
                <text:p>7244</text:p>
              </table:table-cell>
              <table:table-cell office:value-type="float" office:value="13896">
                <text:p>13896</text:p>
              </table:table-cell>
              <table:table-cell office:value-type="float" office:value="45318">
                <text:p>4531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855">
                <text:p>6855</text:p>
              </table:table-cell>
              <table:table-cell office:value-type="float" office:value="13363">
                <text:p>13363</text:p>
              </table:table-cell>
              <table:table-cell office:value-type="float" office:value="48009">
                <text:p>4800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206">
                <text:p>6206</text:p>
              </table:table-cell>
              <table:table-cell office:value-type="float" office:value="12368">
                <text:p>12368</text:p>
              </table:table-cell>
              <table:table-cell office:value-type="float" office:value="45363">
                <text:p>4536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592">
                <text:p>4592</text:p>
              </table:table-cell>
              <table:table-cell office:value-type="float" office:value="9923">
                <text:p>9923</text:p>
              </table:table-cell>
              <table:table-cell office:value-type="float" office:value="33569">
                <text:p>3356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3996">
                <text:p>3996</text:p>
              </table:table-cell>
              <table:table-cell office:value-type="float" office:value="9740">
                <text:p>9740</text:p>
              </table:table-cell>
              <table:table-cell office:value-type="float" office:value="36504">
                <text:p>3650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477">
                <text:p>3477</text:p>
              </table:table-cell>
              <table:table-cell office:value-type="float" office:value="8923">
                <text:p>8923</text:p>
              </table:table-cell>
              <table:table-cell office:value-type="float" office:value="34401">
                <text:p>3440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3026">
                <text:p>3026</text:p>
              </table:table-cell>
              <table:table-cell office:value-type="float" office:value="8312">
                <text:p>8312</text:p>
              </table:table-cell>
              <table:table-cell office:value-type="float" office:value="32419">
                <text:p>3241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633">
                <text:p>2633</text:p>
              </table:table-cell>
              <table:table-cell office:value-type="float" office:value="7702">
                <text:p>7702</text:p>
              </table:table-cell>
              <table:table-cell office:value-type="float" office:value="30551">
                <text:p>3055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291">
                <text:p>2291</text:p>
              </table:table-cell>
              <table:table-cell office:value-type="float" office:value="7159">
                <text:p>7159</text:p>
              </table:table-cell>
              <table:table-cell office:value-type="float" office:value="28790">
                <text:p>287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36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06.25">
                <text:p>7306.2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4cm" svg:y="1.405cm" svg:width="31.24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095">
                <text:p>19.09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2cm" svg:y="1.352cm" svg:width="31.70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6326871812609">
                <text:p>1.6632687181260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0595459818302">
                <text:p>1.3059545981830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113014301161">
                <text:p>1.411301430116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8866557505356">
                <text:p>1.2886655750535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3378945523723">
                <text:p>1.2337894552372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125702420943">
                <text:p>1.2912570242094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684901080094">
                <text:p>1.2468490108009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741274870626">
                <text:p>1.2474127487062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457602962331">
                <text:p>1.194576029623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758220653528">
                <text:p>1.1575822065352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237955790251">
                <text:p>1.2523795579025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136850004565">
                <text:p>1.2613685000456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276200506662">
                <text:p>1.1927620050666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37890625">
                <text:p>1.143789062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841798364091">
                <text:p>1.2184179836409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528205786912">
                <text:p>1.2352820578691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2766129896837">
                <text:p>1.2276612989683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427516829738">
                <text:p>1.2242751682973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19979545936">
                <text:p>1.231997954593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709044433981">
                <text:p>1.2470904443398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3311017980678">
                <text:p>1.2331101798067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780373471701">
                <text:p>1.178037347170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8405953471255">
                <text:p>1.1840595347125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09472711111111">
                <text:p>1.0947271111111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148566655535">
                <text:p>1.3014856665553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237557339343">
                <text:p>1.523755733934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579374046337">
                <text:p>1.157937404633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6286408755242">
                <text:p>1.1628640875524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8651843521778">
                <text:p>1.1865184352177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037461895949">
                <text:p>1.103746189594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469627493302">
                <text:p>1.1746962749330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809122780038">
                <text:p>1.3080912278003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112805395959">
                <text:p>1.2011280539595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4959320456155">
                <text:p>1.2495932045615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8489311758285">
                <text:p>1.2848931175828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543996158558">
                <text:p>1.254399615855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920965877522">
                <text:p>1.192096587752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9969796999405">
                <text:p>1.1996979699940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6313127276016">
                <text:p>1.0631312727601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7680665250523">
                <text:p>1.276806652505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787645354967">
                <text:p>1.2678764535496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854590765355">
                <text:p>1.0585459076535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480711560085">
                <text:p>1.0748071156008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008346457926">
                <text:p>1.0600834645792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3150107750235">
                <text:p>1.0315010775023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754658525018">
                <text:p>1.0575465852501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255994369651">
                <text:p>1.0625599436965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848694822749509">
                <text:p>0.84869482274950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49763026821076">
                <text:p>0.94976302682107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776253731212">
                <text:p>1.0377625373121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8402771355812">
                <text:p>1.0840277135581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556684139649">
                <text:p>1.0555668413964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4497587728494">
                <text:p>1.1449758772849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942353568115501">
                <text:p>0.94235356811550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8911357577355">
                <text:p>1.0891135757735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840809125009407">
                <text:p>0.8408091250094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1904539628145">
                <text:p>1.0190453962814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69995629059182">
                <text:p>0.96999562905918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0.832664350311446">
                <text:p>0.83266435031144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8961445590547">
                <text:p>1.0896144559054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8393451041468">
                <text:p>1.0839345104146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1890800713668">
                <text:p>1.1189080071366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565147928994">
                <text:p>1.095651479289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6548696844993">
                <text:p>1.065486968449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325000240292">
                <text:p>1.063250002402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9341684167275">
                <text:p>1.093416841672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888888474159">
                <text:p>1.088888847415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6325000240292">
                <text:p>1.0632500024029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039074218236">
                <text:p>1.103907421823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9084472940771">
                <text:p>1.090844729407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89088193706189">
                <text:p>0.9890881937061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3218953479333">
                <text:p>1.0321895347933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464424042656">
                <text:p>0.99146442404265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12550068326">
                <text:p>1.011255006832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89458834733093">
                <text:p>0.88945883473309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04442649330512">
                <text:p>0.90444264933051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12724102352273">
                <text:p>0.81272410235227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613270108663678">
                <text:p>0.61327010866367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44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6560.25">
                <text:p>26560.2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